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6.04mm"/>
    </style:style>
    <style:style style:name="co2" style:family="table-column">
      <style:table-column-properties fo:break-before="auto" style:column-width="68.16mm"/>
    </style:style>
    <style:style style:name="co3" style:family="table-column">
      <style:table-column-properties fo:break-before="auto" style:column-width="67.08mm"/>
    </style:style>
    <style:style style:name="co4" style:family="table-column">
      <style:table-column-properties fo:break-before="auto" style:column-width="66.8mm"/>
    </style:style>
    <style:style style:name="co5" style:family="table-column">
      <style:table-column-properties fo:break-before="auto" style:column-width="87.77mm"/>
    </style:style>
    <style:style style:name="co6" style:family="table-column">
      <style:table-column-properties fo:break-before="auto" style:column-width="72.8mm"/>
    </style:style>
    <style:style style:name="co7" style:family="table-column">
      <style:table-column-properties fo:break-before="auto" style:column-width="81.51mm"/>
    </style:style>
    <style:style style:name="co8" style:family="table-column">
      <style:table-column-properties fo:break-before="auto" style:column-width="59.18mm"/>
    </style:style>
    <style:style style:name="co9" style:family="table-column">
      <style:table-column-properties fo:break-before="auto" style:column-width="86.13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55.23mm"/>
    </style:style>
    <style:style style:name="co12" style:family="table-column">
      <style:table-column-properties fo:break-before="auto" style:column-width="25.33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6.8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 style:data-style-name="N114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949351382958927" calcext:value-type="float">
            <text:p>0,0009493514</text:p>
          </table:table-cell>
          <table:table-cell office:value-type="float" office:value="0.00640692207233969" calcext:value-type="float">
            <text:p>0,0064069221</text:p>
          </table:table-cell>
          <table:table-cell office:value-type="float" office:value="0.000724917849822894" calcext:value-type="float">
            <text:p>0,0007249178</text:p>
          </table:table-cell>
          <table:table-cell office:value-type="float" office:value="0.00102653021691578" calcext:value-type="float">
            <text:p>0,0010265302</text:p>
          </table:table-cell>
          <table:table-cell office:value-type="float" office:value="0.000789088363258107" calcext:value-type="float">
            <text:p>0,0007890884</text:p>
          </table:table-cell>
          <table:table-cell/>
          <table:table-cell office:value-type="float" office:value="0.00584653820171621" calcext:value-type="float">
            <text:p>0,0058465382</text:p>
          </table:table-cell>
          <table:table-cell office:value-type="float" office:value="0.00135791245762041" calcext:value-type="float">
            <text:p>0,0013579125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6065899886555" calcext:value-type="float">
            <text:p>0,000760659</text:p>
          </table:table-cell>
          <table:table-cell office:value-type="float" office:value="0.00392961104248707" calcext:value-type="float">
            <text:p>0,003929611</text:p>
          </table:table-cell>
          <table:table-cell office:value-type="float" office:value="0.000982387448638657" calcext:value-type="float">
            <text:p>0,0009823874</text:p>
          </table:table-cell>
          <table:table-cell office:value-type="float" office:value="0.000631989057618103" calcext:value-type="float">
            <text:p>0,0006319891</text:p>
          </table:table-cell>
          <table:table-cell office:value-type="float" office:value="0.000803856466581758" calcext:value-type="float">
            <text:p>0,0008038565</text:p>
          </table:table-cell>
          <table:table-cell/>
          <table:table-cell office:value-type="float" office:value="0.0793138917374154" calcext:value-type="float">
            <text:p>0,0793138917</text:p>
          </table:table-cell>
          <table:table-cell office:value-type="float" office:value="0.000688576909699469" calcext:value-type="float">
            <text:p>0,0006885769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87311637892602" calcext:value-type="float">
            <text:p>0,0007873116</text:p>
          </table:table-cell>
          <table:table-cell office:value-type="float" office:value="0.15540688680696" calcext:value-type="float">
            <text:p>0,1554068868</text:p>
          </table:table-cell>
          <table:table-cell office:value-type="float" office:value="0.00111996884077544" calcext:value-type="float">
            <text:p>0,0011199688</text:p>
          </table:table-cell>
          <table:table-cell/>
          <table:table-cell office:value-type="float" office:value="0.000754864366578929" calcext:value-type="float">
            <text:p>0,0007548644</text:p>
          </table:table-cell>
          <table:table-cell/>
          <table:table-cell office:value-type="float" office:value="0.00599016479450714" calcext:value-type="float">
            <text:p>0,0059901648</text:p>
          </table:table-cell>
          <table:table-cell/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668200408809218" calcext:value-type="float">
            <text:p>0,0006682004</text:p>
          </table:table-cell>
          <table:table-cell office:value-type="float" office:value="0.00775149373113118" calcext:value-type="float">
            <text:p>0,0077514937</text:p>
          </table:table-cell>
          <table:table-cell office:value-type="float" office:value="0.000656488016754009" calcext:value-type="float">
            <text:p>0,000656488</text:p>
          </table:table-cell>
          <table:table-cell/>
          <table:table-cell office:value-type="float" office:value="0.000726272284212109" calcext:value-type="float">
            <text:p>0,0007262723</text:p>
          </table:table-cell>
          <table:table-cell office:value-type="float" office:value="0.00156645127768027" calcext:value-type="float">
            <text:p>0,0015664513</text:p>
          </table:table-cell>
          <table:table-cell office:value-type="float" office:value="0.0135518247672936" calcext:value-type="float">
            <text:p>0,0135518248</text:p>
          </table:table-cell>
          <table:table-cell office:value-type="float" office:value="0.00069901496890833" calcext:value-type="float">
            <text:p>0,000699015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653439736758615" calcext:value-type="float">
            <text:p>0,0006534397</text:p>
          </table:table-cell>
          <table:table-cell office:value-type="float" office:value="0.0150906318156574" calcext:value-type="float">
            <text:p>0,0150906318</text:p>
          </table:table-cell>
          <table:table-cell office:value-type="float" office:value="0.000767749552902365" calcext:value-type="float">
            <text:p>0,0007677496</text:p>
          </table:table-cell>
          <table:table-cell/>
          <table:table-cell office:value-type="float" office:value="0.00114021185349084" calcext:value-type="float">
            <text:p>0,0011402119</text:p>
          </table:table-cell>
          <table:table-cell office:value-type="float" office:value="0.000836447567593334" calcext:value-type="float">
            <text:p>0,0008364476</text:p>
          </table:table-cell>
          <table:table-cell office:value-type="float" office:value="0.0219292800228641" calcext:value-type="float">
            <text:p>0,02192928</text:p>
          </table:table-cell>
          <table:table-cell/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145970808604889" calcext:value-type="float">
            <text:p>0,0014597081</text:p>
          </table:table-cell>
          <table:table-cell office:value-type="float" office:value="0.0148225025256537" calcext:value-type="float">
            <text:p>0,0148225025</text:p>
          </table:table-cell>
          <table:table-cell office:value-type="float" office:value="0.000920455389160116" calcext:value-type="float">
            <text:p>0,0009204554</text:p>
          </table:table-cell>
          <table:table-cell office:value-type="float" office:value="0.000651178194129336" calcext:value-type="float">
            <text:p>0,0006511782</text:p>
          </table:table-cell>
          <table:table-cell office:value-type="float" office:value="0.000803276535735419" calcext:value-type="float">
            <text:p>0,0008032765</text:p>
          </table:table-cell>
          <table:table-cell/>
          <table:table-cell office:value-type="float" office:value="0.0156496126919542" calcext:value-type="float">
            <text:p>0,0156496127</text:p>
          </table:table-cell>
          <table:table-cell/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659755598229093" calcext:value-type="float">
            <text:p>0,0006597556</text:p>
          </table:table-cell>
          <table:table-cell office:value-type="float" office:value="0.0995364563624826" calcext:value-type="float">
            <text:p>0,0995364564</text:p>
          </table:table-cell>
          <table:table-cell office:value-type="float" office:value="0.000732455755806034" calcext:value-type="float">
            <text:p>0,0007324558</text:p>
          </table:table-cell>
          <table:table-cell office:value-type="float" office:value="0.000719061182168303" calcext:value-type="float">
            <text:p>0,0007190612</text:p>
          </table:table-cell>
          <table:table-cell office:value-type="float" office:value="0.000672375829490407" calcext:value-type="float">
            <text:p>0,0006723758</text:p>
          </table:table-cell>
          <table:table-cell/>
          <table:table-cell office:value-type="float" office:value="0.00970928980343968" calcext:value-type="float">
            <text:p>0,0097092898</text:p>
          </table:table-cell>
          <table:table-cell/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12793311859202" calcext:value-type="float">
            <text:p>0,0007127933</text:p>
          </table:table-cell>
          <table:table-cell office:value-type="float" office:value="0.268046796880027" calcext:value-type="float">
            <text:p>0,2680467969</text:p>
          </table:table-cell>
          <table:table-cell office:value-type="float" office:value="0.000787271592278969" calcext:value-type="float">
            <text:p>0,0007872716</text:p>
          </table:table-cell>
          <table:table-cell office:value-type="float" office:value="0.000691092406408844" calcext:value-type="float">
            <text:p>0,0006910924</text:p>
          </table:table-cell>
          <table:table-cell office:value-type="float" office:value="0.000660892819685652" calcext:value-type="float">
            <text:p>0,0006608928</text:p>
          </table:table-cell>
          <table:table-cell/>
          <table:table-cell office:value-type="float" office:value="0.022596511669312" calcext:value-type="float">
            <text:p>0,0225965117</text:p>
          </table:table-cell>
          <table:table-cell/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13601676060519" calcext:value-type="float">
            <text:p>0,0013601676</text:p>
          </table:table-cell>
          <table:table-cell office:value-type="float" office:value="0.0122839998686641" calcext:value-type="float">
            <text:p>0,0122839999</text:p>
          </table:table-cell>
          <table:table-cell office:value-type="float" office:value="0.000855828111312229" calcext:value-type="float">
            <text:p>0,0008558281</text:p>
          </table:table-cell>
          <table:table-cell/>
          <table:table-cell office:value-type="float" office:value="0.00161973859916954" calcext:value-type="float">
            <text:p>0,0016197386</text:p>
          </table:table-cell>
          <table:table-cell/>
          <table:table-cell office:value-type="float" office:value="0.00851323329652756" calcext:value-type="float">
            <text:p>0,0085132333</text:p>
          </table:table-cell>
          <table:table-cell office:value-type="float" office:value="0.000696541605934795" calcext:value-type="float">
            <text:p>0,0006965416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float" office:value="0.000717376066719164" calcext:value-type="float">
            <text:p>0,0007173761</text:p>
          </table:table-cell>
          <table:table-cell office:value-type="float" office:value="0.0157708156775119" calcext:value-type="float">
            <text:p>0,0157708157</text:p>
          </table:table-cell>
          <table:table-cell office:value-type="float" office:value="0.000926256051970963" calcext:value-type="float">
            <text:p>0,0009262561</text:p>
          </table:table-cell>
          <table:table-cell/>
          <table:table-cell office:value-type="float" office:value="0.00125535845536793" calcext:value-type="float">
            <text:p>0,0012553585</text:p>
          </table:table-cell>
          <table:table-cell/>
          <table:table-cell office:value-type="float" office:value="0.0133464901742646" calcext:value-type="float">
            <text:p>0,0133464902</text:p>
          </table:table-cell>
          <table:table-cell office:value-type="float" office:value="0.00236824112512005" calcext:value-type="float">
            <text:p>0,0023682411</text:p>
          </table:table-cell>
        </table:table-row>
        <table:table-row table:style-name="ro1">
          <table:table-cell/>
          <table:table-cell table:formula="of:=[.B1]" office:value-type="string" office:string-value="firefox 50 1 0 macs" calcext:value-type="string">
            <text:p>firefox 50 1 0 macs</text:p>
          </table:table-cell>
          <table:table-cell table:formula="of:=[.C1]" office:value-type="string" office:string-value="safari 10 0 2 macs" calcext:value-type="string">
            <text:p>safari 10 0 2 macs</text:p>
          </table:table-cell>
          <table:table-cell table:formula="of:=[.D1]" office:value-type="string" office:string-value="firefox 47 0 linuxes" calcext:value-type="string">
            <text:p>firefox 47 0 linuxes</text:p>
          </table:table-cell>
          <table:table-cell table:formula="of:=[.E1]" office:value-type="string" office:string-value="chromium 51 0 2704 79 linuxes" calcext:value-type="string">
            <text:p>chromium 51 0 2704 79 linuxes</text:p>
          </table:table-cell>
          <table:table-cell table:formula="of:=[.F1]" office:value-type="string" office:string-value="firefox 50 1 0 androids" calcext:value-type="string">
            <text:p>firefox 50 1 0 androids</text:p>
          </table:table-cell>
          <table:table-cell table:formula="of:=[.G1]" office:value-type="string" office:string-value="chrome 55 0 2883 95 macs" calcext:value-type="string">
            <text:p>chrome 55 0 2883 95 macs</text:p>
          </table:table-cell>
          <table:table-cell table:formula="of:=[.H1]" office:value-type="string" office:string-value="edge 14 14393" calcext:value-type="string">
            <text:p>edge 14 14393</text:p>
          </table:table-cell>
          <table:table-cell table:formula="of:=[.I1]" office:value-type="string" office:string-value="chrome 55 0 2883 87 windows" calcext:value-type="string">
            <text:p>chrome 55 0 2883 87 windows</text:p>
          </table:table-cell>
        </table:table-row>
        <table:table-row table:style-name="ro2">
          <table:table-cell/>
          <table:table-cell table:formula="of:=AVERAGE([.B2:.B11])" office:value-type="float" office:value="0.000872876283419316" calcext:value-type="float">
            <text:p>0,0008728763</text:p>
          </table:table-cell>
          <table:table-cell table:formula="of:=AVERAGE([.C2:.C11])" office:value-type="float" office:value="0.0599046116782915" calcext:value-type="float">
            <text:p>0,0599046117</text:p>
          </table:table-cell>
          <table:table-cell table:formula="of:=AVERAGE([.D2:.D11])" office:value-type="float" office:value="0.000847377860942168" calcext:value-type="float">
            <text:p>0,0008473779</text:p>
          </table:table-cell>
          <table:table-cell table:formula="of:=AVERAGE([.E2:.E11])" office:value-type="float" office:value="0.000743970211448073" calcext:value-type="float">
            <text:p>0,0007439702</text:p>
          </table:table-cell>
          <table:table-cell table:formula="of:=AVERAGE([.F2:.F11])" office:value-type="float" office:value="0.000922593557357069" calcext:value-type="float">
            <text:p>0,0009225936</text:p>
          </table:table-cell>
          <table:table-cell table:formula="of:=AVERAGE([.G2:.G11])" office:value-type="float" office:value="0.0012014494226368" calcext:value-type="float">
            <text:p>0,0012014494</text:p>
          </table:table-cell>
          <table:table-cell table:formula="of:=AVERAGE([.H2:.H11])" office:value-type="float" office:value="0.0196446837159295" calcext:value-type="float">
            <text:p>0,0196446837</text:p>
          </table:table-cell>
          <table:table-cell table:formula="of:=AVERAGE([.I2:.I11])" office:value-type="float" office:value="0.00116205741345661" calcext:value-type="float">
            <text:p>0,0011620574</text:p>
          </table:table-cell>
        </table:table-row>
        <table:table-row table:style-name="ro1">
          <table:table-cell/>
          <table:table-cell table:formula="of:=STDEV([.B2:.B11])" office:value-type="float" office:value="0.000296808726164747" calcext:value-type="float">
            <text:p>0,0002968087</text:p>
          </table:table-cell>
          <table:table-cell table:formula="of:=STDEV([.C2:.C11])" office:value-type="float" office:value="0.0888105925268185" calcext:value-type="float">
            <text:p>0,0888105925</text:p>
          </table:table-cell>
          <table:table-cell table:formula="of:=STDEV([.D2:.D11])" office:value-type="float" office:value="0.000140934515959443" calcext:value-type="float">
            <text:p>0,0001409345</text:p>
          </table:table-cell>
          <table:table-cell table:formula="of:=STDEV([.E2:.E11])" office:value-type="float" office:value="0.000161560217865128" calcext:value-type="float">
            <text:p>0,0001615602</text:p>
          </table:table-cell>
          <table:table-cell table:formula="of:=STDEV([.F2:.F11])" office:value-type="float" office:value="0.000314118060939367" calcext:value-type="float">
            <text:p>0,0003141181</text:p>
          </table:table-cell>
          <table:table-cell table:formula="of:=STDEV([.G2:.G11])" office:value-type="float" office:value="0.000516190573693811" calcext:value-type="float">
            <text:p>0,0005161906</text:p>
          </table:table-cell>
          <table:table-cell table:formula="of:=STDEV([.H2:.H11])" office:value-type="float" office:value="0.0217729540849015" calcext:value-type="float">
            <text:p>0,0217729541</text:p>
          </table:table-cell>
          <table:table-cell table:formula="of:=STDEV([.I2:.I11])" office:value-type="float" office:value="0.000732894160938441" calcext:value-type="float">
            <text:p>0,0007328942</text:p>
          </table:table-cell>
        </table:table-row>
        <table:table-row table:style-name="ro1">
          <table:table-cell/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30811546260435" calcext:value-type="float">
            <text:p>0,0308115463</text:p>
          </table:table-cell>
          <table:table-cell office:value-type="float" office:value="0.080043251260426" calcext:value-type="float">
            <text:p>0,0800432513</text:p>
          </table:table-cell>
          <table:table-cell office:value-type="float" office:value="0.0269242985019646" calcext:value-type="float">
            <text:p>0,0269242985</text:p>
          </table:table-cell>
          <table:table-cell office:value-type="float" office:value="0.0320395102477516" calcext:value-type="float">
            <text:p>0,0320395102</text:p>
          </table:table-cell>
          <table:table-cell office:value-type="float" office:value="0.0280907166739852" calcext:value-type="float">
            <text:p>0,02809071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4626588716101" calcext:value-type="float">
            <text:p>0,0764626589</text:p>
          </table:table-cell>
          <table:table-cell office:value-type="float" office:value="0.0368498637395094" calcext:value-type="float">
            <text:p>0,0368498637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75800471149987" calcext:value-type="float">
            <text:p>0,0275800471</text:p>
          </table:table-cell>
          <table:table-cell office:value-type="float" office:value="0.0626866097542934" calcext:value-type="float">
            <text:p>0,0626866098</text:p>
          </table:table-cell>
          <table:table-cell office:value-type="float" office:value="0.0313430606137731" calcext:value-type="float">
            <text:p>0,0313430606</text:p>
          </table:table-cell>
          <table:table-cell office:value-type="float" office:value="0.0251393925467204" calcext:value-type="float">
            <text:p>0,0251393925</text:p>
          </table:table-cell>
          <table:table-cell office:value-type="float" office:value="0.0283523626278615" calcext:value-type="float">
            <text:p>0,02835236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81627221229439" calcext:value-type="float">
            <text:p>0,2816272212</text:p>
          </table:table-cell>
          <table:table-cell office:value-type="float" office:value="0.0262407490308388" calcext:value-type="float">
            <text:p>0,026240749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80590740740425" calcext:value-type="float">
            <text:p>0,0280590741</text:p>
          </table:table-cell>
          <table:table-cell office:value-type="float" office:value="0.394216801781659" calcext:value-type="float">
            <text:p>0,3942168018</text:p>
          </table:table-cell>
          <table:table-cell office:value-type="float" office:value="0.0334659355281671" calcext:value-type="float">
            <text:p>0,03346593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74747951144122" calcext:value-type="float">
            <text:p>0,02747479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73961549077674" calcext:value-type="float">
            <text:p>0,077396154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58495727007086" calcext:value-type="float">
            <text:p>0,0258495727</text:p>
          </table:table-cell>
          <table:table-cell office:value-type="float" office:value="0.0880425677222739" calcext:value-type="float">
            <text:p>0,0880425677</text:p>
          </table:table-cell>
          <table:table-cell office:value-type="float" office:value="0.0256220221050956" calcext:value-type="float">
            <text:p>0,02562202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69494394044126" calcext:value-type="float">
            <text:p>0,0269494394</text:p>
          </table:table-cell>
          <table:table-cell office:value-type="float" office:value="0.0395784193428726" calcext:value-type="float">
            <text:p>0,0395784193</text:p>
          </table:table-cell>
          <table:table-cell office:value-type="float" office:value="0.116412305051028" calcext:value-type="float">
            <text:p>0,1164123051</text:p>
          </table:table-cell>
          <table:table-cell office:value-type="float" office:value="0.0264388912193445" calcext:value-type="float">
            <text:p>0,0264388912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55624673448909" calcext:value-type="float">
            <text:p>0,0255624673</text:p>
          </table:table-cell>
          <table:table-cell office:value-type="float" office:value="0.122843932758836" calcext:value-type="float">
            <text:p>0,1228439328</text:p>
          </table:table-cell>
          <table:table-cell office:value-type="float" office:value="0.0277082939370573" calcext:value-type="float">
            <text:p>0,02770829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37670231659653" calcext:value-type="float">
            <text:p>0,0337670232</text:p>
          </table:table-cell>
          <table:table-cell office:value-type="float" office:value="0.0289214032784257" calcext:value-type="float">
            <text:p>0,0289214033</text:p>
          </table:table-cell>
          <table:table-cell office:value-type="float" office:value="0.148085380854641" calcext:value-type="float">
            <text:p>0,148085380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382061262894956" calcext:value-type="float">
            <text:p>0,0382061263</text:p>
          </table:table-cell>
          <table:table-cell office:value-type="float" office:value="0.121747700288973" calcext:value-type="float">
            <text:p>0,1217477003</text:p>
          </table:table-cell>
          <table:table-cell office:value-type="float" office:value="0.0303390077154827" calcext:value-type="float">
            <text:p>0,0303390077</text:p>
          </table:table-cell>
          <table:table-cell office:value-type="float" office:value="0.0255181933947005" calcext:value-type="float">
            <text:p>0,0255181934</text:p>
          </table:table-cell>
          <table:table-cell office:value-type="float" office:value="0.0283421335776864" calcext:value-type="float">
            <text:p>0,02834213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25098412028108" calcext:value-type="float">
            <text:p>0,12509841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56857080538788" calcext:value-type="float">
            <text:p>0,0256857081</text:p>
          </table:table-cell>
          <table:table-cell office:value-type="float" office:value="0.315493987838885" calcext:value-type="float">
            <text:p>0,3154939878</text:p>
          </table:table-cell>
          <table:table-cell office:value-type="float" office:value="0.0270639198159844" calcext:value-type="float">
            <text:p>0,0270639198</text:p>
          </table:table-cell>
          <table:table-cell office:value-type="float" office:value="0.0268153161862452" calcext:value-type="float">
            <text:p>0,0268153162</text:p>
          </table:table-cell>
          <table:table-cell office:value-type="float" office:value="0.025930210749055" calcext:value-type="float">
            <text:p>0,02593021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85357285629923" calcext:value-type="float">
            <text:p>0,098535728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66981892992615" calcext:value-type="float">
            <text:p>0,0266981893</text:p>
          </table:table-cell>
          <table:table-cell office:value-type="float" office:value="0.517732360278964" calcext:value-type="float">
            <text:p>0,5177323603</text:p>
          </table:table-cell>
          <table:table-cell office:value-type="float" office:value="0.0280583604702586" calcext:value-type="float">
            <text:p>0,0280583605</text:p>
          </table:table-cell>
          <table:table-cell office:value-type="float" office:value="0.0262886364501631" calcext:value-type="float">
            <text:p>0,0262886365</text:p>
          </table:table-cell>
          <table:table-cell office:value-type="float" office:value="0.0257078357643278" calcext:value-type="float">
            <text:p>0,025707835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50321361320712" calcext:value-type="float">
            <text:p>0,150321361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368804501877608" calcext:value-type="float">
            <text:p>0,0368804502</text:p>
          </table:table-cell>
          <table:table-cell office:value-type="float" office:value="0.110833207427486" calcext:value-type="float">
            <text:p>0,1108332074</text:p>
          </table:table-cell>
          <table:table-cell office:value-type="float" office:value="0.0292545400119747" calcext:value-type="float">
            <text:p>0,0292545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402459761860679" calcext:value-type="float">
            <text:p>0,04024597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22671842884975" calcext:value-type="float">
            <text:p>0,0922671843</text:p>
          </table:table-cell>
          <table:table-cell office:value-type="float" office:value="0.0263920746803808" calcext:value-type="float">
            <text:p>0,0263920747</text:p>
          </table:table-cell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0.0267838769919361" calcext:value-type="float">
            <text:p>0,026783877</text:p>
          </table:table-cell>
          <table:table-cell office:value-type="float" office:value="0.125581908241243" calcext:value-type="float">
            <text:p>0,1255819082</text:p>
          </table:table-cell>
          <table:table-cell office:value-type="float" office:value="0.0304344550135363" calcext:value-type="float">
            <text:p>0,0304344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54310380227271" calcext:value-type="float">
            <text:p>0,0354310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15527010583087" calcext:value-type="float">
            <text:p>0,1155270106</text:p>
          </table:table-cell>
          <table:table-cell office:value-type="float" office:value="0.0486645777246659" calcext:value-type="float">
            <text:p>0,0486645777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44094408757128" calcext:value-type="float">
            <text:p>0,0244094409</text:p>
          </table:table-cell>
          <table:table-cell office:value-type="float" office:value="0.0665916735776186" calcext:value-type="float">
            <text:p>0,0665916736</text:p>
          </table:table-cell>
          <table:table-cell office:value-type="float" office:value="0.0214455891925942" calcext:value-type="float">
            <text:p>0,0214455892</text:p>
          </table:table-cell>
          <table:table-cell office:value-type="float" office:value="0.0254918079498653" calcext:value-type="float">
            <text:p>0,0254918079</text:p>
          </table:table-cell>
          <table:table-cell office:value-type="float" office:value="0.02270190792407" calcext:value-type="float">
            <text:p>0,02270190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51988559589977" calcext:value-type="float">
            <text:p>0,065198856</text:p>
          </table:table-cell>
          <table:table-cell office:value-type="float" office:value="0.0303725394941023" calcext:value-type="float">
            <text:p>0,0303725395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15675136962443" calcext:value-type="float">
            <text:p>0,0215675137</text:p>
          </table:table-cell>
          <table:table-cell office:value-type="float" office:value="0.0539024676984791" calcext:value-type="float">
            <text:p>0,0539024677</text:p>
          </table:table-cell>
          <table:table-cell office:value-type="float" office:value="0.0252384076499662" calcext:value-type="float">
            <text:p>0,0252384076</text:p>
          </table:table-cell>
          <table:table-cell office:value-type="float" office:value="0.0201100354459566" calcext:value-type="float">
            <text:p>0,0201100354</text:p>
          </table:table-cell>
          <table:table-cell office:value-type="float" office:value="0.0222139981926049" calcext:value-type="float">
            <text:p>0,02221399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43905631657444" calcext:value-type="float">
            <text:p>0,2439056317</text:p>
          </table:table-cell>
          <table:table-cell office:value-type="float" office:value="0.0204926387430962" calcext:value-type="float">
            <text:p>0,0204926387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9658698533027" calcext:value-type="float">
            <text:p>0,0209658699</text:p>
          </table:table-cell>
          <table:table-cell office:value-type="float" office:value="0.324837005469295" calcext:value-type="float">
            <text:p>0,3248370055</text:p>
          </table:table-cell>
          <table:table-cell office:value-type="float" office:value="0.0275564299977145" calcext:value-type="float">
            <text:p>0,027556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11118112035381" calcext:value-type="float">
            <text:p>0,02111181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76386126369686" calcext:value-type="float">
            <text:p>0,067638612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4181405671823" calcext:value-type="float">
            <text:p>0,0204181406</text:p>
          </table:table-cell>
          <table:table-cell office:value-type="float" office:value="0.0752300383427078" calcext:value-type="float">
            <text:p>0,0752300383</text:p>
          </table:table-cell>
          <table:table-cell office:value-type="float" office:value="0.0201328981995219" calcext:value-type="float">
            <text:p>0,020132898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06081020584914" calcext:value-type="float">
            <text:p>0,0206081021</text:p>
          </table:table-cell>
          <table:table-cell office:value-type="float" office:value="0.0318773559700924" calcext:value-type="float">
            <text:p>0,031877356</text:p>
          </table:table-cell>
          <table:table-cell office:value-type="float" office:value="0.102829376938668" calcext:value-type="float">
            <text:p>0,1028293769</text:p>
          </table:table-cell>
          <table:table-cell office:value-type="float" office:value="0.0211522537224413" calcext:value-type="float">
            <text:p>0,0211522537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195896213725596" calcext:value-type="float">
            <text:p>0,0195896214</text:p>
          </table:table-cell>
          <table:table-cell office:value-type="float" office:value="0.0928255566958454" calcext:value-type="float">
            <text:p>0,0928255567</text:p>
          </table:table-cell>
          <table:table-cell office:value-type="float" office:value="0.0221186482737924" calcext:value-type="float">
            <text:p>0,02211864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67561750201673" calcext:value-type="float">
            <text:p>0,026756175</text:p>
          </table:table-cell>
          <table:table-cell office:value-type="float" office:value="0.0235487279059546" calcext:value-type="float">
            <text:p>0,0235487279</text:p>
          </table:table-cell>
          <table:table-cell office:value-type="float" office:value="0.13609289759344" calcext:value-type="float">
            <text:p>0,136092897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987814594262" calcext:value-type="float">
            <text:p>0,0298781459</text:p>
          </table:table-cell>
          <table:table-cell office:value-type="float" office:value="0.0907709819967033" calcext:value-type="float">
            <text:p>0,090770982</text:p>
          </table:table-cell>
          <table:table-cell office:value-type="float" office:value="0.0234966768754031" calcext:value-type="float">
            <text:p>0,0234966769</text:p>
          </table:table-cell>
          <table:table-cell office:value-type="float" office:value="0.0202851753952605" calcext:value-type="float">
            <text:p>0,0202851754</text:p>
          </table:table-cell>
          <table:table-cell office:value-type="float" office:value="0.0224368977190473" calcext:value-type="float">
            <text:p>0,02243689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4980815598451" calcext:value-type="float">
            <text:p>0,094980815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1148827435564" calcext:value-type="float">
            <text:p>0,0201148827</text:p>
          </table:table-cell>
          <table:table-cell office:value-type="float" office:value="0.274293208861849" calcext:value-type="float">
            <text:p>0,2742932089</text:p>
          </table:table-cell>
          <table:table-cell office:value-type="float" office:value="0.0215346426994305" calcext:value-type="float">
            <text:p>0,0215346427</text:p>
          </table:table-cell>
          <table:table-cell office:value-type="float" office:value="0.0201650874448806" calcext:value-type="float">
            <text:p>0,0201650874</text:p>
          </table:table-cell>
          <table:table-cell office:value-type="float" office:value="0.0209742323429582" calcext:value-type="float">
            <text:p>0,02097423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61904503824934" calcext:value-type="float">
            <text:p>0,076190450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1302021988806" calcext:value-type="float">
            <text:p>0,0201302022</text:p>
          </table:table-cell>
          <table:table-cell office:value-type="float" office:value="0.434833032817461" calcext:value-type="float">
            <text:p>0,4348330328</text:p>
          </table:table-cell>
          <table:table-cell office:value-type="float" office:value="0.0210881968461401" calcext:value-type="float">
            <text:p>0,0210881968</text:p>
          </table:table-cell>
          <table:table-cell office:value-type="float" office:value="0.0201690455635078" calcext:value-type="float">
            <text:p>0,0201690456</text:p>
          </table:table-cell>
          <table:table-cell office:value-type="float" office:value="0.020313556731313" calcext:value-type="float">
            <text:p>0,02031355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114706903065701" calcext:value-type="float">
            <text:p>0,114706903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96676082298249" calcext:value-type="float">
            <text:p>0,0296676082</text:p>
          </table:table-cell>
          <table:table-cell office:value-type="float" office:value="0.0842069966343203" calcext:value-type="float">
            <text:p>0,0842069966</text:p>
          </table:table-cell>
          <table:table-cell office:value-type="float" office:value="0.0219111888248378" calcext:value-type="float">
            <text:p>0,02191118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326373228984031" calcext:value-type="float">
            <text:p>0,03263732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88655326019046" calcext:value-type="float">
            <text:p>0,0788655326</text:p>
          </table:table-cell>
          <table:table-cell office:value-type="float" office:value="0.0199543889174601" calcext:value-type="float">
            <text:p>0,0199543889</text:p>
          </table:table-cell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0200986363595271" calcext:value-type="float">
            <text:p>0,0200986364</text:p>
          </table:table-cell>
          <table:table-cell office:value-type="float" office:value="0.0944566226602061" calcext:value-type="float">
            <text:p>0,0944566227</text:p>
          </table:table-cell>
          <table:table-cell office:value-type="float" office:value="0.0239490953418853" calcext:value-type="float">
            <text:p>0,02394909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83063625787841" calcext:value-type="float">
            <text:p>0,02830636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902339877572545" calcext:value-type="float">
            <text:p>0,0902339878</text:p>
          </table:table-cell>
          <table:table-cell office:value-type="float" office:value="0.0395044884022861" calcext:value-type="float">
            <text:p>0,0395044884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208380222507363" calcext:value-type="float">
            <text:p>0,0208380223</text:p>
          </table:table-cell>
          <table:table-cell office:value-type="float" office:value="0.0584927006308473" calcext:value-type="float">
            <text:p>0,0584927006</text:p>
          </table:table-cell>
          <table:table-cell office:value-type="float" office:value="0.0167483497044392" calcext:value-type="float">
            <text:p>0,0167483497</text:p>
          </table:table-cell>
          <table:table-cell office:value-type="float" office:value="0.0205486668448187" calcext:value-type="float">
            <text:p>0,0205486668</text:p>
          </table:table-cell>
          <table:table-cell office:value-type="float" office:value="0.0190140186878927" calcext:value-type="float">
            <text:p>0,01901401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2137752310004" calcext:value-type="float">
            <text:p>0,0621377523</text:p>
          </table:table-cell>
          <table:table-cell office:value-type="float" office:value="0.0269789428534955" calcext:value-type="float">
            <text:p>0,0269789429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75807257527387" calcext:value-type="float">
            <text:p>0,0175807258</text:p>
          </table:table-cell>
          <table:table-cell office:value-type="float" office:value="0.05253191221958" calcext:value-type="float">
            <text:p>0,0525319122</text:p>
          </table:table-cell>
          <table:table-cell office:value-type="float" office:value="0.0214876904855172" calcext:value-type="float">
            <text:p>0,0214876905</text:p>
          </table:table-cell>
          <table:table-cell office:value-type="float" office:value="0.0174524651882038" calcext:value-type="float">
            <text:p>0,0174524652</text:p>
          </table:table-cell>
          <table:table-cell office:value-type="float" office:value="0.0180328217752868" calcext:value-type="float">
            <text:p>0,01803282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274485014663795" calcext:value-type="float">
            <text:p>0,2744850147</text:p>
          </table:table-cell>
          <table:table-cell office:value-type="float" office:value="0.017212808398946" calcext:value-type="float">
            <text:p>0,0172128084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51449364375007" calcext:value-type="float">
            <text:p>0,0151449364</text:p>
          </table:table-cell>
          <table:table-cell office:value-type="float" office:value="0.335045849198416" calcext:value-type="float">
            <text:p>0,3350458492</text:p>
          </table:table-cell>
          <table:table-cell office:value-type="float" office:value="0.025111699177693" calcext:value-type="float">
            <text:p>0,025111699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55375434611789" calcext:value-type="float">
            <text:p>0,015537543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27276675748689" calcext:value-type="float">
            <text:p>0,072727667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68547989459975" calcext:value-type="float">
            <text:p>0,0168547989</text:p>
          </table:table-cell>
          <table:table-cell office:value-type="float" office:value="0.0776697572343423" calcext:value-type="float">
            <text:p>0,0776697572</text:p>
          </table:table-cell>
          <table:table-cell office:value-type="float" office:value="0.0153440207415616" calcext:value-type="float">
            <text:p>0,01534402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156779787500687" calcext:value-type="float">
            <text:p>0,0156779788</text:p>
          </table:table-cell>
          <table:table-cell office:value-type="float" office:value="0.0282478334548566" calcext:value-type="float">
            <text:p>0,0282478335</text:p>
          </table:table-cell>
          <table:table-cell office:value-type="float" office:value="0.10601398696185" calcext:value-type="float">
            <text:p>0,106013987</text:p>
          </table:table-cell>
          <table:table-cell office:value-type="float" office:value="0.0179397452866426" calcext:value-type="float">
            <text:p>0,0179397453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5266174801905" calcext:value-type="float">
            <text:p>0,0152661748</text:p>
          </table:table-cell>
          <table:table-cell office:value-type="float" office:value="0.0675002633078681" calcext:value-type="float">
            <text:p>0,0675002633</text:p>
          </table:table-cell>
          <table:table-cell office:value-type="float" office:value="0.018779215936082" calcext:value-type="float">
            <text:p>0,01877921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16494725599334" calcext:value-type="float">
            <text:p>0,0216494726</text:p>
          </table:table-cell>
          <table:table-cell office:value-type="float" office:value="0.0211373121107319" calcext:value-type="float">
            <text:p>0,0211373121</text:p>
          </table:table-cell>
          <table:table-cell office:value-type="float" office:value="0.151491745926656" calcext:value-type="float">
            <text:p>0,151491745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242533043945694" calcext:value-type="float">
            <text:p>0,0242533044</text:p>
          </table:table-cell>
          <table:table-cell office:value-type="float" office:value="0.0660261595049296" calcext:value-type="float">
            <text:p>0,0660261595</text:p>
          </table:table-cell>
          <table:table-cell office:value-type="float" office:value="0.0191515184601099" calcext:value-type="float">
            <text:p>0,0191515185</text:p>
          </table:table-cell>
          <table:table-cell office:value-type="float" office:value="0.0170658633842056" calcext:value-type="float">
            <text:p>0,0170658634</text:p>
          </table:table-cell>
          <table:table-cell office:value-type="float" office:value="0.0190278013792522" calcext:value-type="float">
            <text:p>0,01902780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80016423727659" calcext:value-type="float">
            <text:p>0,068001642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62339749443965" calcext:value-type="float">
            <text:p>0,0162339749</text:p>
          </table:table-cell>
          <table:table-cell office:value-type="float" office:value="0.307180327523855" calcext:value-type="float">
            <text:p>0,3071803275</text:p>
          </table:table-cell>
          <table:table-cell office:value-type="float" office:value="0.0175414110246566" calcext:value-type="float">
            <text:p>0,017541411</text:p>
          </table:table-cell>
          <table:table-cell office:value-type="float" office:value="0.0159329982365224" calcext:value-type="float">
            <text:p>0,0159329982</text:p>
          </table:table-cell>
          <table:table-cell office:value-type="float" office:value="0.0182961501907042" calcext:value-type="float">
            <text:p>0,018296150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07029026063093" calcext:value-type="float">
            <text:p>0,060702902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65830036893604" calcext:value-type="float">
            <text:p>0,0165830037</text:p>
          </table:table-cell>
          <table:table-cell office:value-type="float" office:value="0.484226001272761" calcext:value-type="float">
            <text:p>0,4842260013</text:p>
          </table:table-cell>
          <table:table-cell office:value-type="float" office:value="0.0163671395356748" calcext:value-type="float">
            <text:p>0,0163671395</text:p>
          </table:table-cell>
          <table:table-cell office:value-type="float" office:value="0.0150077728009701" calcext:value-type="float">
            <text:p>0,0150077728</text:p>
          </table:table-cell>
          <table:table-cell office:value-type="float" office:value="0.0172375908958089" calcext:value-type="float">
            <text:p>0,01723759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85098961627978" calcext:value-type="float">
            <text:p>0,085098961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246430770477635" calcext:value-type="float">
            <text:p>0,024643077</text:p>
          </table:table-cell>
          <table:table-cell office:value-type="float" office:value="0.0649335673633442" calcext:value-type="float">
            <text:p>0,0649335674</text:p>
          </table:table-cell>
          <table:table-cell office:value-type="float" office:value="0.0170263871047283" calcext:value-type="float">
            <text:p>0,017026387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78842837311082" calcext:value-type="float">
            <text:p>0,027884283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750153523507473" calcext:value-type="float">
            <text:p>0,0750153524</text:p>
          </table:table-cell>
          <table:table-cell office:value-type="float" office:value="0.0149824887010852" calcext:value-type="float">
            <text:p>0,0149824887</text:p>
          </table:table-cell>
        </table:table-row>
        <table:table-row table:style-name="ro1">
          <table:table-cell office:value-type="string" calcext:value-type="string">
            <text:p>MdAE</text:p>
          </table:table-cell>
          <table:table-cell office:value-type="float" office:value="0.0144794944234656" calcext:value-type="float">
            <text:p>0,0144794944</text:p>
          </table:table-cell>
          <table:table-cell office:value-type="float" office:value="0.0691395646086002" calcext:value-type="float">
            <text:p>0,0691395646</text:p>
          </table:table-cell>
          <table:table-cell office:value-type="float" office:value="0.0198796612428602" calcext:value-type="float">
            <text:p>0,01987966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229160399226682" calcext:value-type="float">
            <text:p>0,022916039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0670717510678633" calcext:value-type="float">
            <text:p>0,0670717511</text:p>
          </table:table-cell>
          <table:table-cell office:value-type="float" office:value="0.0359112150697034" calcext:value-type="float">
            <text:p>0,0359112151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30208038307549" calcext:value-type="float">
            <text:p>1,3020803831</text:p>
          </table:table-cell>
          <table:table-cell office:value-type="float" office:value="3.76252447646103" calcext:value-type="float">
            <text:p>3,7625244765</text:p>
          </table:table-cell>
          <table:table-cell office:value-type="float" office:value="1.15956189376854" calcext:value-type="float">
            <text:p>1,1595618938</text:p>
          </table:table-cell>
          <table:table-cell office:value-type="float" office:value="1.39517800793612" calcext:value-type="float">
            <text:p>1,3951780079</text:p>
          </table:table-cell>
          <table:table-cell office:value-type="float" office:value="1.24642768913786" calcext:value-type="float">
            <text:p>1,24642768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1376001847811" calcext:value-type="float">
            <text:p>3,6137600185</text:p>
          </table:table-cell>
          <table:table-cell office:value-type="float" office:value="1.70512182580247" calcext:value-type="float">
            <text:p>1,7051218258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10084628515593" calcext:value-type="float">
            <text:p>1,1008462852</text:p>
          </table:table-cell>
          <table:table-cell office:value-type="float" office:value="2.85654813116346" calcext:value-type="float">
            <text:p>2,8565481312</text:p>
          </table:table-cell>
          <table:table-cell office:value-type="float" office:value="1.42755082866809" calcext:value-type="float">
            <text:p>1,4275508287</text:p>
          </table:table-cell>
          <table:table-cell office:value-type="float" office:value="1.08087245996357" calcext:value-type="float">
            <text:p>1,08087246</text:p>
          </table:table-cell>
          <table:table-cell office:value-type="float" office:value="1.19170784796922" calcext:value-type="float">
            <text:p>1,19170784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3879239130269" calcext:value-type="float">
            <text:p>14,387923913</text:p>
          </table:table-cell>
          <table:table-cell office:value-type="float" office:value="1.08798674433728" calcext:value-type="float">
            <text:p>1,0879867443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9637946814074" calcext:value-type="float">
            <text:p>1,0963794681</text:p>
          </table:table-cell>
          <table:table-cell office:value-type="float" office:value="19.5222712009486" calcext:value-type="float">
            <text:p>19,5222712009</text:p>
          </table:table-cell>
          <table:table-cell office:value-type="float" office:value="1.49433366804747" calcext:value-type="float">
            <text:p>1,4943336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0340391428616" calcext:value-type="float">
            <text:p>1,103403914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6176653936171" calcext:value-type="float">
            <text:p>3,661766539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9928105655586" calcext:value-type="float">
            <text:p>1,0992810566</text:p>
          </table:table-cell>
          <table:table-cell office:value-type="float" office:value="3.86189784644394" calcext:value-type="float">
            <text:p>3,8618978464</text:p>
          </table:table-cell>
          <table:table-cell office:value-type="float" office:value="1.07230080712006" calcext:value-type="float">
            <text:p>1,072300807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08414320234048" calcext:value-type="float">
            <text:p>1,0841432023</text:p>
          </table:table-cell>
          <table:table-cell office:value-type="float" office:value="1.79655932001623" calcext:value-type="float">
            <text:p>1,79655932</text:p>
          </table:table-cell>
          <table:table-cell office:value-type="float" office:value="5.53384451519948" calcext:value-type="float">
            <text:p>5,5338445152</text:p>
          </table:table-cell>
          <table:table-cell office:value-type="float" office:value="1.12122774081542" calcext:value-type="float">
            <text:p>1,1212277408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3132380510536" calcext:value-type="float">
            <text:p>1,0313238051</text:p>
          </table:table-cell>
          <table:table-cell office:value-type="float" office:value="5.51009963044085" calcext:value-type="float">
            <text:p>5,5100996304</text:p>
          </table:table-cell>
          <table:table-cell office:value-type="float" office:value="1.18847611781731" calcext:value-type="float">
            <text:p>1,188476117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0895529905912" calcext:value-type="float">
            <text:p>1,4089552991</text:p>
          </table:table-cell>
          <table:table-cell office:value-type="float" office:value="1.27681955952408" calcext:value-type="float">
            <text:p>1,2768195595</text:p>
          </table:table-cell>
          <table:table-cell office:value-type="float" office:value="7.6709573954995" calcext:value-type="float">
            <text:p>7,670957395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58289315551756" calcext:value-type="float">
            <text:p>1,5828931555</text:p>
          </table:table-cell>
          <table:table-cell office:value-type="float" office:value="5.43292491297971" calcext:value-type="float">
            <text:p>5,432924913</text:p>
          </table:table-cell>
          <table:table-cell office:value-type="float" office:value="1.22331231197234" calcext:value-type="float">
            <text:p>1,223312312</text:p>
          </table:table-cell>
          <table:table-cell office:value-type="float" office:value="1.08288288312825" calcext:value-type="float">
            <text:p>1,0828828831</text:p>
          </table:table-cell>
          <table:table-cell office:value-type="float" office:value="1.19618505794392" calcext:value-type="float">
            <text:p>1,19618505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61376975427952" calcext:value-type="float">
            <text:p>5,613769754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4702145595017" calcext:value-type="float">
            <text:p>1,047021456</text:p>
          </table:table-cell>
          <table:table-cell office:value-type="float" office:value="16.1536562036665" calcext:value-type="float">
            <text:p>16,1536562037</text:p>
          </table:table-cell>
          <table:table-cell office:value-type="float" office:value="1.11689888677808" calcext:value-type="float">
            <text:p>1,1168988868</text:p>
          </table:table-cell>
          <table:table-cell office:value-type="float" office:value="1.05752725942489" calcext:value-type="float">
            <text:p>1,0575272594</text:p>
          </table:table-cell>
          <table:table-cell office:value-type="float" office:value="1.1433514487362" calcext:value-type="float">
            <text:p>1,14335144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47420112236032" calcext:value-type="float">
            <text:p>4,474201122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5422374073118" calcext:value-type="float">
            <text:p>1,0542237407</text:p>
          </table:table-cell>
          <table:table-cell office:value-type="float" office:value="25.9636663598399" calcext:value-type="float">
            <text:p>25,9636663598</text:p>
          </table:table-cell>
          <table:table-cell office:value-type="float" office:value="1.1038461201465" calcext:value-type="float">
            <text:p>1,1038461201</text:p>
          </table:table-cell>
          <table:table-cell office:value-type="float" office:value="1.05881692697637" calcext:value-type="float">
            <text:p>1,058816927</text:p>
          </table:table-cell>
          <table:table-cell office:value-type="float" office:value="1.06793189206009" calcext:value-type="float">
            <text:p>1,067931892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85649736412738" calcext:value-type="float">
            <text:p>6,856497364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62256808515158" calcext:value-type="float">
            <text:p>1,6225680852</text:p>
          </table:table-cell>
          <table:table-cell office:value-type="float" office:value="4.9879555974876" calcext:value-type="float">
            <text:p>4,9879555975</text:p>
          </table:table-cell>
          <table:table-cell office:value-type="float" office:value="1.14353162299097" calcext:value-type="float">
            <text:p>1,14353162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836052769242" calcext:value-type="float">
            <text:p>1,78360527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9658737474778" calcext:value-type="float">
            <text:p>4,3965873747</text:p>
          </table:table-cell>
          <table:table-cell office:value-type="float" office:value="1.04488018405617" calcext:value-type="float">
            <text:p>1,0448801841</text:p>
          </table:table-cell>
        </table:table-row>
        <table:table-row table:style-name="ro1">
          <table:table-cell office:value-type="string" calcext:value-type="string">
            <text:p>MAPE</text:p>
          </table:table-cell>
          <table:table-cell office:value-type="float" office:value="1.04885149129059" calcext:value-type="float">
            <text:p>1,0488514913</text:p>
          </table:table-cell>
          <table:table-cell office:value-type="float" office:value="5.62476640889898" calcext:value-type="float">
            <text:p>5,6247664089</text:p>
          </table:table-cell>
          <table:table-cell office:value-type="float" office:value="1.28815870526082" calcext:value-type="float">
            <text:p>1,288158705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4716492254256" calcext:value-type="float">
            <text:p>1,547164922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27044372226667" calcext:value-type="float">
            <text:p>5,2704437223</text:p>
          </table:table-cell>
          <table:table-cell office:value-type="float" office:value="2.25001235652672" calcext:value-type="float">
            <text:p>2,2500123565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1.14427621038104" calcext:value-type="float">
            <text:p>1,1442762104</text:p>
          </table:table-cell>
          <table:table-cell office:value-type="float" office:value="2.93415842202227" calcext:value-type="float">
            <text:p>2,934158422</text:p>
          </table:table-cell>
          <table:table-cell office:value-type="float" office:value="0.896725722134728" calcext:value-type="float">
            <text:p>0,8967257221</text:p>
          </table:table-cell>
          <table:table-cell office:value-type="float" office:value="1.11702924957285" calcext:value-type="float">
            <text:p>1,1170292496</text:p>
          </table:table-cell>
          <table:table-cell office:value-type="float" office:value="1.03587874718915" calcext:value-type="float">
            <text:p>1,03587874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3988316440873" calcext:value-type="float">
            <text:p>3,1398831644</text:p>
          </table:table-cell>
          <table:table-cell office:value-type="float" office:value="1.44111952290737" calcext:value-type="float">
            <text:p>1,4411195229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97203298603525" calcext:value-type="float">
            <text:p>0,972032986</text:p>
          </table:table-cell>
          <table:table-cell office:value-type="float" office:value="2.954710554934" calcext:value-type="float">
            <text:p>2,9547105549</text:p>
          </table:table-cell>
          <table:table-cell office:value-type="float" office:value="1.12454558285883" calcext:value-type="float">
            <text:p>1,1245455829</text:p>
          </table:table-cell>
          <table:table-cell office:value-type="float" office:value="0.917851467749742" calcext:value-type="float">
            <text:p>0,9178514677</text:p>
          </table:table-cell>
          <table:table-cell office:value-type="float" office:value="0.909959836635441" calcext:value-type="float">
            <text:p>0,90995983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9299884185099" calcext:value-type="float">
            <text:p>14,9299884185</text:p>
          </table:table-cell>
          <table:table-cell office:value-type="float" office:value="0.897253422492507" calcext:value-type="float">
            <text:p>0,8972534225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780955488563205" calcext:value-type="float">
            <text:p>0,7809554886</text:p>
          </table:table-cell>
          <table:table-cell office:value-type="float" office:value="18.3255400753933" calcext:value-type="float">
            <text:p>18,3255400754</text:p>
          </table:table-cell>
          <table:table-cell office:value-type="float" office:value="1.27179546521304" calcext:value-type="float">
            <text:p>1,27179546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0431875676764" calcext:value-type="float">
            <text:p>0,85043187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2913878015784" calcext:value-type="float">
            <text:p>3,82913878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89251645284493" calcext:value-type="float">
            <text:p>0,8892516453</text:p>
          </table:table-cell>
          <table:table-cell office:value-type="float" office:value="4.0844113578172" calcext:value-type="float">
            <text:p>4,0844113578</text:p>
          </table:table-cell>
          <table:table-cell office:value-type="float" office:value="0.848278337747626" calcext:value-type="float">
            <text:p>0,84827833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37519711315252" calcext:value-type="float">
            <text:p>0,8375197113</text:p>
          </table:table-cell>
          <table:table-cell office:value-type="float" office:value="1.36394293199618" calcext:value-type="float">
            <text:p>1,363942932</text:p>
          </table:table-cell>
          <table:table-cell office:value-type="float" office:value="5.50334884366577" calcext:value-type="float">
            <text:p>5,5033488437</text:p>
          </table:table-cell>
          <table:table-cell office:value-type="float" office:value="0.958484462666802" calcext:value-type="float">
            <text:p>0,9584844627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07951723069976" calcext:value-type="float">
            <text:p>0,8079517231</text:p>
          </table:table-cell>
          <table:table-cell office:value-type="float" office:value="3.25314668249386" calcext:value-type="float">
            <text:p>3,2531466825</text:p>
          </table:table-cell>
          <table:table-cell office:value-type="float" office:value="1.05010042766308" calcext:value-type="float">
            <text:p>1,05010042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0305448845357" calcext:value-type="float">
            <text:p>1,2030544885</text:p>
          </table:table-cell>
          <table:table-cell office:value-type="float" office:value="1.09575569204026" calcext:value-type="float">
            <text:p>1,095755692</text:p>
          </table:table-cell>
          <table:table-cell office:value-type="float" office:value="9.30859297216701" calcext:value-type="float">
            <text:p>9,308592972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1.34009421379649" calcext:value-type="float">
            <text:p>1,3400942138</text:p>
          </table:table-cell>
          <table:table-cell office:value-type="float" office:value="3.12506525336829" calcext:value-type="float">
            <text:p>3,1250652534</text:p>
          </table:table-cell>
          <table:table-cell office:value-type="float" office:value="1.01375833974408" calcext:value-type="float">
            <text:p>1,0137583397</text:p>
          </table:table-cell>
          <table:table-cell office:value-type="float" office:value="0.890803330020167" calcext:value-type="float">
            <text:p>0,89080333</text:p>
          </table:table-cell>
          <table:table-cell office:value-type="float" office:value="0.95447615617836" calcext:value-type="float">
            <text:p>0,95447615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2747717522577" calcext:value-type="float">
            <text:p>3,42747717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54624250465542" calcext:value-type="float">
            <text:p>0,8546242505</text:p>
          </table:table-cell>
          <table:table-cell office:value-type="float" office:value="16.6651042956826" calcext:value-type="float">
            <text:p>16,6651042957</text:p>
          </table:table-cell>
          <table:table-cell office:value-type="float" office:value="0.924464204720653" calcext:value-type="float">
            <text:p>0,9244642047</text:p>
          </table:table-cell>
          <table:table-cell office:value-type="float" office:value="0.837192790609067" calcext:value-type="float">
            <text:p>0,8371927906</text:p>
          </table:table-cell>
          <table:table-cell office:value-type="float" office:value="0.913251623938952" calcext:value-type="float">
            <text:p>0,91325162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1272252933591" calcext:value-type="float">
            <text:p>2,912722529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840394577320686" calcext:value-type="float">
            <text:p>0,8403945773</text:p>
          </table:table-cell>
          <table:table-cell office:value-type="float" office:value="26.4301075963518" calcext:value-type="float">
            <text:p>26,4301075964</text:p>
          </table:table-cell>
          <table:table-cell office:value-type="float" office:value="0.823705400450844" calcext:value-type="float">
            <text:p>0,8237054005</text:p>
          </table:table-cell>
          <table:table-cell office:value-type="float" office:value="0.877173358025679" calcext:value-type="float">
            <text:p>0,877173358</text:p>
          </table:table-cell>
          <table:table-cell office:value-type="float" office:value="0.939205640621981" calcext:value-type="float">
            <text:p>0,93920564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9132830519737" calcext:value-type="float">
            <text:p>3,89132830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1.33190862328712" calcext:value-type="float">
            <text:p>1,3319086233</text:p>
          </table:table-cell>
          <table:table-cell office:value-type="float" office:value="3.04996529716639" calcext:value-type="float">
            <text:p>3,0499652972</text:p>
          </table:table-cell>
          <table:table-cell office:value-type="float" office:value="0.92750690139458" calcext:value-type="float">
            <text:p>0,92750690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5368966190346" calcext:value-type="float">
            <text:p>1,45368966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0441840836329" calcext:value-type="float">
            <text:p>3,9044184084</text:p>
          </table:table-cell>
          <table:table-cell office:value-type="float" office:value="0.770909589214452" calcext:value-type="float">
            <text:p>0,7709095892</text:p>
          </table:table-cell>
        </table:table-row>
        <table:table-row table:style-name="ro1">
          <table:table-cell office:value-type="string" calcext:value-type="string">
            <text:p>MdAPE</text:p>
          </table:table-cell>
          <table:table-cell office:value-type="float" office:value="0.773439162406712" calcext:value-type="float">
            <text:p>0,7734391624</text:p>
          </table:table-cell>
          <table:table-cell office:value-type="float" office:value="3.28981733899618" calcext:value-type="float">
            <text:p>3,289817339</text:p>
          </table:table-cell>
          <table:table-cell office:value-type="float" office:value="0.980915899297924" calcext:value-type="float">
            <text:p>0,98091589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652453814115" calcext:value-type="float">
            <text:p>1,24652453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9642793115769" calcext:value-type="float">
            <text:p>3,3964279312</text:p>
          </table:table-cell>
          <table:table-cell office:value-type="float" office:value="1.57308373065297" calcext:value-type="float">
            <text:p>1,5730837307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63652327582356" calcext:value-type="float">
            <text:p>1,6365232758</text:p>
          </table:table-cell>
          <table:table-cell office:value-type="float" office:value="4.77494847334583" calcext:value-type="float">
            <text:p>4,7749484733</text:p>
          </table:table-cell>
          <table:table-cell office:value-type="float" office:value="1.46594880030219" calcext:value-type="float">
            <text:p>1,4659488003</text:p>
          </table:table-cell>
          <table:table-cell office:value-type="float" office:value="1.76902217843759" calcext:value-type="float">
            <text:p>1,7690221784</text:p>
          </table:table-cell>
          <table:table-cell office:value-type="float" office:value="1.58722689966848" calcext:value-type="float">
            <text:p>1,587226899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40280608040604" calcext:value-type="float">
            <text:p>4,4028060804</text:p>
          </table:table-cell>
          <table:table-cell office:value-type="float" office:value="2.12466177817379" calcext:value-type="float">
            <text:p>2,1246617782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8080131549357" calcext:value-type="float">
            <text:p>1,3808013155</text:p>
          </table:table-cell>
          <table:table-cell office:value-type="float" office:value="3.30046769505693" calcext:value-type="float">
            <text:p>3,3004676951</text:p>
          </table:table-cell>
          <table:table-cell office:value-type="float" office:value="1.86728600322615" calcext:value-type="float">
            <text:p>1,8672860032</text:p>
          </table:table-cell>
          <table:table-cell office:value-type="float" office:value="1.3599781597082" calcext:value-type="float">
            <text:p>1,3599781597</text:p>
          </table:table-cell>
          <table:table-cell office:value-type="float" office:value="1.51393469498207" calcext:value-type="float">
            <text:p>1,5139346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.3275187753398" calcext:value-type="float">
            <text:p>17,3275187753</text:p>
          </table:table-cell>
          <table:table-cell office:value-type="float" office:value="1.38954948385375" calcext:value-type="float">
            <text:p>1,3895494839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44795521868361" calcext:value-type="float">
            <text:p>1,4479552187</text:p>
          </table:table-cell>
          <table:table-cell office:value-type="float" office:value="24.7419031899856" calcext:value-type="float">
            <text:p>24,74190319</text:p>
          </table:table-cell>
          <table:table-cell office:value-type="float" office:value="1.84153423080211" calcext:value-type="float">
            <text:p>1,84153423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2167259122848" calcext:value-type="float">
            <text:p>1,42167259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23623884065764" calcext:value-type="float">
            <text:p>4,236238840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9988827656386" calcext:value-type="float">
            <text:p>1,3998882766</text:p>
          </table:table-cell>
          <table:table-cell office:value-type="float" office:value="4.41090060006404" calcext:value-type="float">
            <text:p>4,4109006001</text:p>
          </table:table-cell>
          <table:table-cell office:value-type="float" office:value="1.35852696862192" calcext:value-type="float">
            <text:p>1,358526968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0012694803725" calcext:value-type="float">
            <text:p>1,400126948</text:p>
          </table:table-cell>
          <table:table-cell office:value-type="float" office:value="2.30686742996473" calcext:value-type="float">
            <text:p>2,30686743</text:p>
          </table:table-cell>
          <table:table-cell office:value-type="float" office:value="6.28501650870398" calcext:value-type="float">
            <text:p>6,2850165087</text:p>
          </table:table-cell>
          <table:table-cell office:value-type="float" office:value="1.4027278637365" calcext:value-type="float">
            <text:p>1,4027278637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4075119027141" calcext:value-type="float">
            <text:p>1,3407511903</text:p>
          </table:table-cell>
          <table:table-cell office:value-type="float" office:value="7.80317557526483" calcext:value-type="float">
            <text:p>7,8031755753</text:p>
          </table:table-cell>
          <table:table-cell office:value-type="float" office:value="1.48494169785333" calcext:value-type="float">
            <text:p>1,48494169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6677238139763" calcext:value-type="float">
            <text:p>1,7667723814</text:p>
          </table:table-cell>
          <table:table-cell office:value-type="float" office:value="1.60355823898401" calcext:value-type="float">
            <text:p>1,603558239</text:p>
          </table:table-cell>
          <table:table-cell office:value-type="float" office:value="8.53318299997335" calcext:value-type="float">
            <text:p>8,53318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99778899892928" calcext:value-type="float">
            <text:p>1,9977889989</text:p>
          </table:table-cell>
          <table:table-cell office:value-type="float" office:value="7.78633485768969" calcext:value-type="float">
            <text:p>7,7863348577</text:p>
          </table:table-cell>
          <table:table-cell office:value-type="float" office:value="1.56397651886956" calcext:value-type="float">
            <text:p>1,5639765189</text:p>
          </table:table-cell>
          <table:table-cell office:value-type="float" office:value="1.3721271603041" calcext:value-type="float">
            <text:p>1,3721271603</text:p>
          </table:table-cell>
          <table:table-cell office:value-type="float" office:value="1.51112847051438" calcext:value-type="float">
            <text:p>1,51112847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91606314530623" calcext:value-type="float">
            <text:p>7,916063145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3156285263551" calcext:value-type="float">
            <text:p>1,3315628526</text:p>
          </table:table-cell>
          <table:table-cell office:value-type="float" office:value="19.3904731788905" calcext:value-type="float">
            <text:p>19,3904731789</text:p>
          </table:table-cell>
          <table:table-cell office:value-type="float" office:value="1.3933111366889" calcext:value-type="float">
            <text:p>1,3933111367</text:p>
          </table:table-cell>
          <table:table-cell office:value-type="float" office:value="1.38511483886899" calcext:value-type="float">
            <text:p>1,3851148389</text:p>
          </table:table-cell>
          <table:table-cell office:value-type="float" office:value="1.4458765593903" calcext:value-type="float">
            <text:p>1,44587655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19583183264607" calcext:value-type="float">
            <text:p>6,195831832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8084363686778" calcext:value-type="float">
            <text:p>1,3808436369</text:p>
          </table:table-cell>
          <table:table-cell office:value-type="float" office:value="32.1998981236027" calcext:value-type="float">
            <text:p>32,1998981236</text:p>
          </table:table-cell>
          <table:table-cell office:value-type="float" office:value="1.45213359050429" calcext:value-type="float">
            <text:p>1,4521335905</text:p>
          </table:table-cell>
          <table:table-cell office:value-type="float" office:value="1.37134101582949" calcext:value-type="float">
            <text:p>1,3713410158</text:p>
          </table:table-cell>
          <table:table-cell office:value-type="float" office:value="1.34970552263259" calcext:value-type="float">
            <text:p>1,34970552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.59511005611366" calcext:value-type="float">
            <text:p>9,595110056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2.02664445968762" calcext:value-type="float">
            <text:p>2,0266444597</text:p>
          </table:table-cell>
          <table:table-cell office:value-type="float" office:value="7.02976403534468" calcext:value-type="float">
            <text:p>7,0297640353</text:p>
          </table:table-cell>
          <table:table-cell office:value-type="float" office:value="1.50741849091446" calcext:value-type="float">
            <text:p>1,50741849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20751848295122" calcext:value-type="float">
            <text:p>2,20751848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36683982316941" calcext:value-type="float">
            <text:p>5,3668398232</text:p>
          </table:table-cell>
          <table:table-cell office:value-type="float" office:value="1.37095823389337" calcext:value-type="float">
            <text:p>1,3709582339</text:p>
          </table:table-cell>
        </table:table-row>
        <table:table-row table:style-name="ro1">
          <table:table-cell office:value-type="string" calcext:value-type="string">
            <text:p>RMSPE</text:p>
          </table:table-cell>
          <table:table-cell office:value-type="float" office:value="1.38195591909256" calcext:value-type="float">
            <text:p>1,3819559191</text:p>
          </table:table-cell>
          <table:table-cell office:value-type="float" office:value="7.99791848806529" calcext:value-type="float">
            <text:p>7,9979184881</text:p>
          </table:table-cell>
          <table:table-cell office:value-type="float" office:value="1.63301247749043" calcext:value-type="float">
            <text:p>1,633012477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4512025741621" calcext:value-type="float">
            <text:p>1,94512025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23374422897105" calcext:value-type="float">
            <text:p>7,233744229</text:p>
          </table:table-cell>
          <table:table-cell office:value-type="float" office:value="2.90676241904568" calcext:value-type="float">
            <text:p>2,906762419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1.14427621038104" calcext:value-type="float">
            <text:p>1,1442762104</text:p>
          </table:table-cell>
          <table:table-cell office:value-type="float" office:value="2.93415842202227" calcext:value-type="float">
            <text:p>2,934158422</text:p>
          </table:table-cell>
          <table:table-cell office:value-type="float" office:value="0.896725722134728" calcext:value-type="float">
            <text:p>0,8967257221</text:p>
          </table:table-cell>
          <table:table-cell office:value-type="float" office:value="1.11702924957285" calcext:value-type="float">
            <text:p>1,1170292496</text:p>
          </table:table-cell>
          <table:table-cell office:value-type="float" office:value="1.03587874718915" calcext:value-type="float">
            <text:p>1,03587874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3988316440873" calcext:value-type="float">
            <text:p>3,1398831644</text:p>
          </table:table-cell>
          <table:table-cell office:value-type="float" office:value="1.44111952290737" calcext:value-type="float">
            <text:p>1,4411195229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97203298603525" calcext:value-type="float">
            <text:p>0,972032986</text:p>
          </table:table-cell>
          <table:table-cell office:value-type="float" office:value="2.954710554934" calcext:value-type="float">
            <text:p>2,9547105549</text:p>
          </table:table-cell>
          <table:table-cell office:value-type="float" office:value="1.12454558285883" calcext:value-type="float">
            <text:p>1,1245455829</text:p>
          </table:table-cell>
          <table:table-cell office:value-type="float" office:value="0.917851467749742" calcext:value-type="float">
            <text:p>0,9178514677</text:p>
          </table:table-cell>
          <table:table-cell office:value-type="float" office:value="0.909959836635441" calcext:value-type="float">
            <text:p>0,90995983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9299884185099" calcext:value-type="float">
            <text:p>14,9299884185</text:p>
          </table:table-cell>
          <table:table-cell office:value-type="float" office:value="0.897253422492507" calcext:value-type="float">
            <text:p>0,8972534225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780955488563205" calcext:value-type="float">
            <text:p>0,7809554886</text:p>
          </table:table-cell>
          <table:table-cell office:value-type="float" office:value="18.3255400753933" calcext:value-type="float">
            <text:p>18,3255400754</text:p>
          </table:table-cell>
          <table:table-cell office:value-type="float" office:value="1.27179546521304" calcext:value-type="float">
            <text:p>1,271795465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0431875676764" calcext:value-type="float">
            <text:p>0,85043187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2913878015784" calcext:value-type="float">
            <text:p>3,82913878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89251645284493" calcext:value-type="float">
            <text:p>0,8892516453</text:p>
          </table:table-cell>
          <table:table-cell office:value-type="float" office:value="4.0844113578172" calcext:value-type="float">
            <text:p>4,0844113578</text:p>
          </table:table-cell>
          <table:table-cell office:value-type="float" office:value="0.848278337747626" calcext:value-type="float">
            <text:p>0,84827833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37519711315252" calcext:value-type="float">
            <text:p>0,8375197113</text:p>
          </table:table-cell>
          <table:table-cell office:value-type="float" office:value="1.36394293199618" calcext:value-type="float">
            <text:p>1,363942932</text:p>
          </table:table-cell>
          <table:table-cell office:value-type="float" office:value="5.50334884366577" calcext:value-type="float">
            <text:p>5,5033488437</text:p>
          </table:table-cell>
          <table:table-cell office:value-type="float" office:value="0.958484462666802" calcext:value-type="float">
            <text:p>0,9584844627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07951723069976" calcext:value-type="float">
            <text:p>0,8079517231</text:p>
          </table:table-cell>
          <table:table-cell office:value-type="float" office:value="3.25314668249386" calcext:value-type="float">
            <text:p>3,2531466825</text:p>
          </table:table-cell>
          <table:table-cell office:value-type="float" office:value="1.05010042766308" calcext:value-type="float">
            <text:p>1,050100427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0305448845357" calcext:value-type="float">
            <text:p>1,2030544885</text:p>
          </table:table-cell>
          <table:table-cell office:value-type="float" office:value="1.09575569204026" calcext:value-type="float">
            <text:p>1,095755692</text:p>
          </table:table-cell>
          <table:table-cell office:value-type="float" office:value="9.30859297216701" calcext:value-type="float">
            <text:p>9,308592972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1.34009421379649" calcext:value-type="float">
            <text:p>1,3400942138</text:p>
          </table:table-cell>
          <table:table-cell office:value-type="float" office:value="3.12506525336829" calcext:value-type="float">
            <text:p>3,1250652534</text:p>
          </table:table-cell>
          <table:table-cell office:value-type="float" office:value="1.01375833974408" calcext:value-type="float">
            <text:p>1,0137583397</text:p>
          </table:table-cell>
          <table:table-cell office:value-type="float" office:value="0.890803330020167" calcext:value-type="float">
            <text:p>0,89080333</text:p>
          </table:table-cell>
          <table:table-cell office:value-type="float" office:value="0.95447615617836" calcext:value-type="float">
            <text:p>0,954476156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2747717522577" calcext:value-type="float">
            <text:p>3,42747717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54624250465542" calcext:value-type="float">
            <text:p>0,8546242505</text:p>
          </table:table-cell>
          <table:table-cell office:value-type="float" office:value="16.6651042956826" calcext:value-type="float">
            <text:p>16,6651042957</text:p>
          </table:table-cell>
          <table:table-cell office:value-type="float" office:value="0.924464204720653" calcext:value-type="float">
            <text:p>0,9244642047</text:p>
          </table:table-cell>
          <table:table-cell office:value-type="float" office:value="0.837192790609067" calcext:value-type="float">
            <text:p>0,8371927906</text:p>
          </table:table-cell>
          <table:table-cell office:value-type="float" office:value="0.913251623938952" calcext:value-type="float">
            <text:p>0,91325162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91272252933591" calcext:value-type="float">
            <text:p>2,912722529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840394577320686" calcext:value-type="float">
            <text:p>0,8403945773</text:p>
          </table:table-cell>
          <table:table-cell office:value-type="float" office:value="26.4301075963518" calcext:value-type="float">
            <text:p>26,4301075964</text:p>
          </table:table-cell>
          <table:table-cell office:value-type="float" office:value="0.823705400450844" calcext:value-type="float">
            <text:p>0,8237054005</text:p>
          </table:table-cell>
          <table:table-cell office:value-type="float" office:value="0.877173358025679" calcext:value-type="float">
            <text:p>0,877173358</text:p>
          </table:table-cell>
          <table:table-cell office:value-type="float" office:value="0.939205640621981" calcext:value-type="float">
            <text:p>0,93920564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9132830519737" calcext:value-type="float">
            <text:p>3,891328305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1.33190862328712" calcext:value-type="float">
            <text:p>1,3319086233</text:p>
          </table:table-cell>
          <table:table-cell office:value-type="float" office:value="3.04996529716639" calcext:value-type="float">
            <text:p>3,0499652972</text:p>
          </table:table-cell>
          <table:table-cell office:value-type="float" office:value="0.92750690139458" calcext:value-type="float">
            <text:p>0,92750690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5368966190346" calcext:value-type="float">
            <text:p>1,45368966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0441840836329" calcext:value-type="float">
            <text:p>3,9044184084</text:p>
          </table:table-cell>
          <table:table-cell office:value-type="float" office:value="0.770909589214452" calcext:value-type="float">
            <text:p>0,7709095892</text:p>
          </table:table-cell>
        </table:table-row>
        <table:table-row table:style-name="ro1">
          <table:table-cell office:value-type="string" calcext:value-type="string">
            <text:p>RMdSPE</text:p>
          </table:table-cell>
          <table:table-cell office:value-type="float" office:value="0.773439162406712" calcext:value-type="float">
            <text:p>0,7734391624</text:p>
          </table:table-cell>
          <table:table-cell office:value-type="float" office:value="3.28981733899618" calcext:value-type="float">
            <text:p>3,289817339</text:p>
          </table:table-cell>
          <table:table-cell office:value-type="float" office:value="0.980915899297924" calcext:value-type="float">
            <text:p>0,98091589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652453814115" calcext:value-type="float">
            <text:p>1,24652453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9642793115769" calcext:value-type="float">
            <text:p>3,3964279312</text:p>
          </table:table-cell>
          <table:table-cell office:value-type="float" office:value="1.57308373065297" calcext:value-type="float">
            <text:p>1,5730837307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30098864357138" calcext:value-type="float">
            <text:p>1,3009886436</text:p>
          </table:table-cell>
          <table:table-cell office:value-type="float" office:value="3.8434036820264" calcext:value-type="float">
            <text:p>3,843403682</text:p>
          </table:table-cell>
          <table:table-cell office:value-type="float" office:value="1.15273027066499" calcext:value-type="float">
            <text:p>1,1527302707</text:p>
          </table:table-cell>
          <table:table-cell office:value-type="float" office:value="1.39860808460309" calcext:value-type="float">
            <text:p>1,3986080846</text:p>
          </table:table-cell>
          <table:table-cell office:value-type="float" office:value="1.24425213158233" calcext:value-type="float">
            <text:p>1,24425213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6842339495922" calcext:value-type="float">
            <text:p>3,668423395</text:p>
          </table:table-cell>
          <table:table-cell office:value-type="float" office:value="1.71895076345363" calcext:value-type="float">
            <text:p>1,7189507635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10586998239791" calcext:value-type="float">
            <text:p>1,1058699824</text:p>
          </table:table-cell>
          <table:table-cell office:value-type="float" office:value="2.84488701003461" calcext:value-type="float">
            <text:p>2,84488701</text:p>
          </table:table-cell>
          <table:table-cell office:value-type="float" office:value="1.41733241004197" calcext:value-type="float">
            <text:p>1,41733241</text:p>
          </table:table-cell>
          <table:table-cell office:value-type="float" office:value="1.07663173635009" calcext:value-type="float">
            <text:p>1,0766317364</text:p>
          </table:table-cell>
          <table:table-cell office:value-type="float" office:value="1.18359861763009" calcext:value-type="float">
            <text:p>1,18359861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0738465449046" calcext:value-type="float">
            <text:p>13,0738465449</text:p>
          </table:table-cell>
          <table:table-cell office:value-type="float" office:value="1.08820168214933" calcext:value-type="float">
            <text:p>1,0882016821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9217222992459" calcext:value-type="float">
            <text:p>1,0921722299</text:p>
          </table:table-cell>
          <table:table-cell office:value-type="float" office:value="16.9476778986056" calcext:value-type="float">
            <text:p>16,9476778986</text:p>
          </table:table-cell>
          <table:table-cell office:value-type="float" office:value="1.50254482556298" calcext:value-type="float">
            <text:p>1,50254482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0171773728435" calcext:value-type="float">
            <text:p>1,101717737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6943431784551" calcext:value-type="float">
            <text:p>3,669434317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9471034488705" calcext:value-type="float">
            <text:p>1,0947103449</text:p>
          </table:table-cell>
          <table:table-cell office:value-type="float" office:value="3.82900312850696" calcext:value-type="float">
            <text:p>3,8290031285</text:p>
          </table:table-cell>
          <table:table-cell office:value-type="float" office:value="1.06707447182605" calcext:value-type="float">
            <text:p>1,067074471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07810490102832" calcext:value-type="float">
            <text:p>1,078104901</text:p>
          </table:table-cell>
          <table:table-cell office:value-type="float" office:value="1.80982111125007" calcext:value-type="float">
            <text:p>1,8098211113</text:p>
          </table:table-cell>
          <table:table-cell office:value-type="float" office:value="5.38070021287565" calcext:value-type="float">
            <text:p>5,3807002129</text:p>
          </table:table-cell>
          <table:table-cell office:value-type="float" office:value="1.12356556414965" calcext:value-type="float">
            <text:p>1,1235655641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3213804693273" calcext:value-type="float">
            <text:p>1,0321380469</text:p>
          </table:table-cell>
          <table:table-cell office:value-type="float" office:value="5.82226984158404" calcext:value-type="float">
            <text:p>5,8222698416</text:p>
          </table:table-cell>
          <table:table-cell office:value-type="float" office:value="1.18029886007092" calcext:value-type="float">
            <text:p>1,180298860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39741231036207" calcext:value-type="float">
            <text:p>1,3974123104</text:p>
          </table:table-cell>
          <table:table-cell office:value-type="float" office:value="1.27423598969307" calcext:value-type="float">
            <text:p>1,2742359897</text:p>
          </table:table-cell>
          <table:table-cell office:value-type="float" office:value="7.35534990997188" calcext:value-type="float">
            <text:p>7,3553499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5710922510445" calcext:value-type="float">
            <text:p>1,571092251</text:p>
          </table:table-cell>
          <table:table-cell office:value-type="float" office:value="5.74297606439669" calcext:value-type="float">
            <text:p>5,7429760644</text:p>
          </table:table-cell>
          <table:table-cell office:value-type="float" office:value="1.21813515752312" calcext:value-type="float">
            <text:p>1,2181351575</text:p>
          </table:table-cell>
          <table:table-cell office:value-type="float" office:value="1.08391750614586" calcext:value-type="float">
            <text:p>1,0839175061</text:p>
          </table:table-cell>
          <table:table-cell office:value-type="float" office:value="1.20049903080682" calcext:value-type="float">
            <text:p>1,200499030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93614719100416" calcext:value-type="float">
            <text:p>5,93614719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5182248770607" calcext:value-type="float">
            <text:p>1,0518224877</text:p>
          </table:table-cell>
          <table:table-cell office:value-type="float" office:value="14.5351950381795" calcext:value-type="float">
            <text:p>14,5351950382</text:p>
          </table:table-cell>
          <table:table-cell office:value-type="float" office:value="1.1228015739503" calcext:value-type="float">
            <text:p>1,122801574</text:p>
          </table:table-cell>
          <table:table-cell office:value-type="float" office:value="1.05305165931752" calcext:value-type="float">
            <text:p>1,0530516593</text:p>
          </table:table-cell>
          <table:table-cell office:value-type="float" office:value="1.13981456609243" calcext:value-type="float">
            <text:p>1,13981456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65786789592734" calcext:value-type="float">
            <text:p>4,657867895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5282364256471" calcext:value-type="float">
            <text:p>1,0528236426</text:p>
          </table:table-cell>
          <table:table-cell office:value-type="float" office:value="21.7687046274053" calcext:value-type="float">
            <text:p>21,7687046274</text:p>
          </table:table-cell>
          <table:table-cell office:value-type="float" office:value="1.09965085336135" calcext:value-type="float">
            <text:p>1,0996508534</text:p>
          </table:table-cell>
          <table:table-cell office:value-type="float" office:value="1.05642786135236" calcext:value-type="float">
            <text:p>1,0564278614</text:p>
          </table:table-cell>
          <table:table-cell office:value-type="float" office:value="1.07218632446367" calcext:value-type="float">
            <text:p>1,07218632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.3528539329318" calcext:value-type="float">
            <text:p>7,352853932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62264944665631" calcext:value-type="float">
            <text:p>1,6226494467</text:p>
          </table:table-cell>
          <table:table-cell office:value-type="float" office:value="5.23269630310714" calcext:value-type="float">
            <text:p>5,2326963031</text:p>
          </table:table-cell>
          <table:table-cell office:value-type="float" office:value="1.13642020585903" calcext:value-type="float">
            <text:p>1,136420205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8171085752865" calcext:value-type="float">
            <text:p>1,781710857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47503733881753" calcext:value-type="float">
            <text:p>4,4750373388</text:p>
          </table:table-cell>
          <table:table-cell office:value-type="float" office:value="1.04128235660325" calcext:value-type="float">
            <text:p>1,0412823566</text:p>
          </table:table-cell>
        </table:table-row>
        <table:table-row table:style-name="ro1">
          <table:table-cell office:value-type="string" calcext:value-type="string">
            <text:p>sMAPE</text:p>
          </table:table-cell>
          <table:table-cell office:value-type="float" office:value="1.04386149492858" calcext:value-type="float">
            <text:p>1,0438614949</text:p>
          </table:table-cell>
          <table:table-cell office:value-type="float" office:value="5.95554342176827" calcext:value-type="float">
            <text:p>5,9555434218</text:p>
          </table:table-cell>
          <table:table-cell office:value-type="float" office:value="1.28787038862508" calcext:value-type="float">
            <text:p>1,287870388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4829721758639" calcext:value-type="float">
            <text:p>1,54829721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5210200469029" calcext:value-type="float">
            <text:p>5,5210200469</text:p>
          </table:table-cell>
          <table:table-cell office:value-type="float" office:value="2.27694129876164" calcext:value-type="float">
            <text:p>2,2769412988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1.13943938770659" calcext:value-type="float">
            <text:p>1,1394393877</text:p>
          </table:table-cell>
          <table:table-cell office:value-type="float" office:value="2.90208542223686" calcext:value-type="float">
            <text:p>2,9020854222</text:p>
          </table:table-cell>
          <table:table-cell office:value-type="float" office:value="0.892723083376692" calcext:value-type="float">
            <text:p>0,8927230834</text:p>
          </table:table-cell>
          <table:table-cell office:value-type="float" office:value="1.12330306145174" calcext:value-type="float">
            <text:p>1,1233030615</text:p>
          </table:table-cell>
          <table:table-cell office:value-type="float" office:value="1.03054116871527" calcext:value-type="float">
            <text:p>1,030541168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15803027577543" calcext:value-type="float">
            <text:p>3,1580302758</text:p>
          </table:table-cell>
          <table:table-cell office:value-type="float" office:value="1.43235629138054" calcext:value-type="float">
            <text:p>1,4323562914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976780299390836" calcext:value-type="float">
            <text:p>0,9767802994</text:p>
          </table:table-cell>
          <table:table-cell office:value-type="float" office:value="2.97037748903157" calcext:value-type="float">
            <text:p>2,970377489</text:p>
          </table:table-cell>
          <table:table-cell office:value-type="float" office:value="1.12830740685126" calcext:value-type="float">
            <text:p>1,1283074069</text:p>
          </table:table-cell>
          <table:table-cell office:value-type="float" office:value="0.914552769718894" calcext:value-type="float">
            <text:p>0,9145527697</text:p>
          </table:table-cell>
          <table:table-cell office:value-type="float" office:value="0.905838453579256" calcext:value-type="float">
            <text:p>0,905838453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8928853329098" calcext:value-type="float">
            <text:p>13,8928853329</text:p>
          </table:table-cell>
          <table:table-cell office:value-type="float" office:value="0.901296881048519" calcext:value-type="float">
            <text:p>0,901296881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784016900069383" calcext:value-type="float">
            <text:p>0,7840169001</text:p>
          </table:table-cell>
          <table:table-cell office:value-type="float" office:value="16.7873534805548" calcext:value-type="float">
            <text:p>16,7873534806</text:p>
          </table:table-cell>
          <table:table-cell office:value-type="float" office:value="1.27933904400106" calcext:value-type="float">
            <text:p>1,27933904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4063489754459" calcext:value-type="float">
            <text:p>0,854063489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208762181753" calcext:value-type="float">
            <text:p>3,820876218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90681391541133" calcext:value-type="float">
            <text:p>0,8906813915</text:p>
          </table:table-cell>
          <table:table-cell office:value-type="float" office:value="4.00266863171247" calcext:value-type="float">
            <text:p>4,0026686317</text:p>
          </table:table-cell>
          <table:table-cell office:value-type="float" office:value="0.84469565262706" calcext:value-type="float">
            <text:p>0,844695652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34027140465693" calcext:value-type="float">
            <text:p>0,8340271405</text:p>
          </table:table-cell>
          <table:table-cell office:value-type="float" office:value="1.3733085041345" calcext:value-type="float">
            <text:p>1,3733085041</text:p>
          </table:table-cell>
          <table:table-cell office:value-type="float" office:value="5.40053560931184" calcext:value-type="float">
            <text:p>5,4005356093</text:p>
          </table:table-cell>
          <table:table-cell office:value-type="float" office:value="0.958551916103518" calcext:value-type="float">
            <text:p>0,9585519161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11228891975355" calcext:value-type="float">
            <text:p>0,811228892</text:p>
          </table:table-cell>
          <table:table-cell office:value-type="float" office:value="3.29650584750612" calcext:value-type="float">
            <text:p>3,2965058475</text:p>
          </table:table-cell>
          <table:table-cell office:value-type="float" office:value="1.05211617718575" calcext:value-type="float">
            <text:p>1,05211617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9586105838429" calcext:value-type="float">
            <text:p>1,1958610584</text:p>
          </table:table-cell>
          <table:table-cell office:value-type="float" office:value="1.09152998245426" calcext:value-type="float">
            <text:p>1,0915299825</text:p>
          </table:table-cell>
          <table:table-cell office:value-type="float" office:value="8.89461138693415" calcext:value-type="float">
            <text:p>8,894611386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1.3337483065212" calcext:value-type="float">
            <text:p>1,3337483065</text:p>
          </table:table-cell>
          <table:table-cell office:value-type="float" office:value="3.13285547487864" calcext:value-type="float">
            <text:p>3,1328554749</text:p>
          </table:table-cell>
          <table:table-cell office:value-type="float" office:value="1.01892304843362" calcext:value-type="float">
            <text:p>1,0189230484</text:p>
          </table:table-cell>
          <table:table-cell office:value-type="float" office:value="0.894788733939456" calcext:value-type="float">
            <text:p>0,8947887339</text:p>
          </table:table-cell>
          <table:table-cell office:value-type="float" office:value="0.959053122869799" calcext:value-type="float">
            <text:p>0,959053122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8723934146284" calcext:value-type="float">
            <text:p>3,487239341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58291835548724" calcext:value-type="float">
            <text:p>0,8582918355</text:p>
          </table:table-cell>
          <table:table-cell office:value-type="float" office:value="15.3832841239997" calcext:value-type="float">
            <text:p>15,383284124</text:p>
          </table:table-cell>
          <table:table-cell office:value-type="float" office:value="0.928757218738652" calcext:value-type="float">
            <text:p>0,9287572187</text:p>
          </table:table-cell>
          <table:table-cell office:value-type="float" office:value="0.840711980654982" calcext:value-type="float">
            <text:p>0,8407119807</text:p>
          </table:table-cell>
          <table:table-cell office:value-type="float" office:value="0.9153906213629" calcext:value-type="float">
            <text:p>0,91539062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88350500433381" calcext:value-type="float">
            <text:p>2,883505004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836878038493543" calcext:value-type="float">
            <text:p>0,8368780385</text:p>
          </table:table-cell>
          <table:table-cell office:value-type="float" office:value="23.3450470672104" calcext:value-type="float">
            <text:p>23,3450470672</text:p>
          </table:table-cell>
          <table:table-cell office:value-type="float" office:value="0.827111883075174" calcext:value-type="float">
            <text:p>0,8271118831</text:p>
          </table:table-cell>
          <table:table-cell office:value-type="float" office:value="0.880306595820612" calcext:value-type="float">
            <text:p>0,8803065958</text:p>
          </table:table-cell>
          <table:table-cell office:value-type="float" office:value="0.943636986524196" calcext:value-type="float">
            <text:p>0,94363698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6854282023114" calcext:value-type="float">
            <text:p>3,968542820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1.32747251262185" calcext:value-type="float">
            <text:p>1,3274725126</text:p>
          </table:table-cell>
          <table:table-cell office:value-type="float" office:value="3.08868665045065" calcext:value-type="float">
            <text:p>3,0886866505</text:p>
          </table:table-cell>
          <table:table-cell office:value-type="float" office:value="0.931828287231188" calcext:value-type="float">
            <text:p>0,93182828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5213787687877" calcext:value-type="float">
            <text:p>1,45213787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85214899900987" calcext:value-type="float">
            <text:p>3,852148999</text:p>
          </table:table-cell>
          <table:table-cell office:value-type="float" office:value="0.773892595328254" calcext:value-type="float">
            <text:p>0,7738925953</text:p>
          </table:table-cell>
        </table:table-row>
        <table:table-row table:style-name="ro1">
          <table:table-cell office:value-type="string" calcext:value-type="string">
            <text:p>sMdAPE</text:p>
          </table:table-cell>
          <table:table-cell office:value-type="float" office:value="0.770459644097716" calcext:value-type="float">
            <text:p>0,7704596441</text:p>
          </table:table-cell>
          <table:table-cell office:value-type="float" office:value="3.34047518437287" calcext:value-type="float">
            <text:p>3,3404751844</text:p>
          </table:table-cell>
          <table:table-cell office:value-type="float" office:value="0.98575059143734" calcext:value-type="float">
            <text:p>0,98575059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4492803648484" calcext:value-type="float">
            <text:p>1,24492803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40534594699402" calcext:value-type="float">
            <text:p>3,405345947</text:p>
          </table:table-cell>
          <table:table-cell office:value-type="float" office:value="1.58454035925396" calcext:value-type="float">
            <text:p>1,5845403593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33369991473447" calcext:value-type="float">
            <text:p>1,3336999147</text:p>
          </table:table-cell>
          <table:table-cell office:value-type="float" office:value="3.64215040157339" calcext:value-type="float">
            <text:p>3,6421504016</text:p>
          </table:table-cell>
          <table:table-cell office:value-type="float" office:value="1.17038145878304" calcext:value-type="float">
            <text:p>1,1703814588</text:p>
          </table:table-cell>
          <table:table-cell office:value-type="float" office:value="1.39383913257024" calcext:value-type="float">
            <text:p>1,3938391326</text:p>
          </table:table-cell>
          <table:table-cell office:value-type="float" office:value="1.2338249012" calcext:value-type="float">
            <text:p>1,23382490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56524053116443" calcext:value-type="float">
            <text:p>3,5652405312</text:p>
          </table:table-cell>
          <table:table-cell office:value-type="float" office:value="1.66053838557455" calcext:value-type="float">
            <text:p>1,6605383856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17018620521458" calcext:value-type="float">
            <text:p>1,1701862052</text:p>
          </table:table-cell>
          <table:table-cell office:value-type="float" office:value="2.94817529289477" calcext:value-type="float">
            <text:p>2,9481752929</text:p>
          </table:table-cell>
          <table:table-cell office:value-type="float" office:value="1.37269079681228" calcext:value-type="float">
            <text:p>1,3726907968</text:p>
          </table:table-cell>
          <table:table-cell office:value-type="float" office:value="1.09528659865463" calcext:value-type="float">
            <text:p>1,0952865987</text:p>
          </table:table-cell>
          <table:table-cell office:value-type="float" office:value="1.21425562459804" calcext:value-type="float">
            <text:p>1,21425562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.3398036114373" calcext:value-type="float">
            <text:p>13,3398036114</text:p>
          </table:table-cell>
          <table:table-cell office:value-type="float" office:value="1.11686074113848" calcext:value-type="float">
            <text:p>1,1168607411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14670030522138" calcext:value-type="float">
            <text:p>1,1467003052</text:p>
          </table:table-cell>
          <table:table-cell office:value-type="float" office:value="17.7663874409575" calcext:value-type="float">
            <text:p>17,766387441</text:p>
          </table:table-cell>
          <table:table-cell office:value-type="float" office:value="1.50307456998518" calcext:value-type="float">
            <text:p>1,503074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5236049169844" calcext:value-type="float">
            <text:p>1,152360491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9788007821736" calcext:value-type="float">
            <text:p>3,6978800782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1131713418698" calcext:value-type="float">
            <text:p>1,1131713419</text:p>
          </table:table-cell>
          <table:table-cell office:value-type="float" office:value="4.1045625049417" calcext:value-type="float">
            <text:p>4,1045625049</text:p>
          </table:table-cell>
          <table:table-cell office:value-type="float" office:value="1.09812755611551" calcext:value-type="float">
            <text:p>1,09812755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2612259455902" calcext:value-type="float">
            <text:p>1,1261225946</text:p>
          </table:table-cell>
          <table:table-cell office:value-type="float" office:value="1.74351298924035" calcext:value-type="float">
            <text:p>1,7435129892</text:p>
          </table:table-cell>
          <table:table-cell office:value-type="float" office:value="5.6218613749847" calcext:value-type="float">
            <text:p>5,621861375</text:p>
          </table:table-cell>
          <table:table-cell office:value-type="float" office:value="1.14687319169584" calcext:value-type="float">
            <text:p>1,1468731917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6843152903641" calcext:value-type="float">
            <text:p>1,068431529</text:p>
          </table:table-cell>
          <table:table-cell office:value-type="float" office:value="5.07521304702891" calcext:value-type="float">
            <text:p>5,075213047</text:p>
          </table:table-cell>
          <table:table-cell office:value-type="float" office:value="1.20800013682986" calcext:value-type="float">
            <text:p>1,208000136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6226749608332" calcext:value-type="float">
            <text:p>1,4622674961</text:p>
          </table:table-cell>
          <table:table-cell office:value-type="float" office:value="1.27831146263901" calcext:value-type="float">
            <text:p>1,2783114626</text:p>
          </table:table-cell>
          <table:table-cell office:value-type="float" office:value="7.44177176241621" calcext:value-type="float">
            <text:p>7,4417717624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63018669529249" calcext:value-type="float">
            <text:p>1,6301866953</text:p>
          </table:table-cell>
          <table:table-cell office:value-type="float" office:value="4.96465138649359" calcext:value-type="float">
            <text:p>4,9646513865</text:p>
          </table:table-cell>
          <table:table-cell office:value-type="float" office:value="1.28293220091917" calcext:value-type="float">
            <text:p>1,2829322009</text:p>
          </table:table-cell>
          <table:table-cell office:value-type="float" office:value="1.10222000141943" calcext:value-type="float">
            <text:p>1,1022200014</text:p>
          </table:table-cell>
          <table:table-cell office:value-type="float" office:value="1.2244810441822" calcext:value-type="float">
            <text:p>1,224481044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19189079577387" calcext:value-type="float">
            <text:p>5,191890795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9125443110481" calcext:value-type="float">
            <text:p>1,0912544311</text:p>
          </table:table-cell>
          <table:table-cell office:value-type="float" office:value="15.0020645477941" calcext:value-type="float">
            <text:p>15,0020645478</text:p>
          </table:table-cell>
          <table:table-cell office:value-type="float" office:value="1.169418080853" calcext:value-type="float">
            <text:p>1,1694180809</text:p>
          </table:table-cell>
          <table:table-cell office:value-type="float" office:value="1.10209098405882" calcext:value-type="float">
            <text:p>1,1020909841</text:p>
          </table:table-cell>
          <table:table-cell office:value-type="float" office:value="1.13998231162113" calcext:value-type="float">
            <text:p>1,13998231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16675910884909" calcext:value-type="float">
            <text:p>4,1667591088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9968334054246" calcext:value-type="float">
            <text:p>1,0996833405</text:p>
          </table:table-cell>
          <table:table-cell office:value-type="float" office:value="23.776659372804" calcext:value-type="float">
            <text:p>23,7766593728</text:p>
          </table:table-cell>
          <table:table-cell office:value-type="float" office:value="1.15270256320658" calcext:value-type="float">
            <text:p>1,1527025632</text:p>
          </table:table-cell>
          <table:table-cell office:value-type="float" office:value="1.10020075976119" calcext:value-type="float">
            <text:p>1,1002007598</text:p>
          </table:table-cell>
          <table:table-cell office:value-type="float" office:value="1.10275928667756" calcext:value-type="float">
            <text:p>1,10275928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26799846173448" calcext:value-type="float">
            <text:p>6,267998461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62003533058877" calcext:value-type="float">
            <text:p>1,6200353306</text:p>
          </table:table-cell>
          <table:table-cell office:value-type="float" office:value="4.60572459217874" calcext:value-type="float">
            <text:p>4,6057245922</text:p>
          </table:table-cell>
          <table:table-cell office:value-type="float" office:value="1.19832946729668" calcext:value-type="float">
            <text:p>1,198329467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78132957162103" calcext:value-type="float">
            <text:p>1,781329571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311691474922" calcext:value-type="float">
            <text:p>4,3116914749</text:p>
          </table:table-cell>
          <table:table-cell office:value-type="float" office:value="1.08938890942581" calcext:value-type="float">
            <text:p>1,0893889094</text:p>
          </table:table-cell>
        </table:table-row>
        <table:table-row table:style-name="ro1">
          <table:table-cell office:value-type="string" calcext:value-type="string">
            <text:p>MASE</text:p>
          </table:table-cell>
          <table:table-cell office:value-type="float" office:value="1.09822139458869" calcext:value-type="float">
            <text:p>1,0982213946</text:p>
          </table:table-cell>
          <table:table-cell office:value-type="float" office:value="5.16430107008703" calcext:value-type="float">
            <text:p>5,1643010701</text:p>
          </table:table-cell>
          <table:table-cell office:value-type="float" office:value="1.30941551094766" calcext:value-type="float">
            <text:p>1,309415510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4610023814016" calcext:value-type="float">
            <text:p>1,546100238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93537554289826" calcext:value-type="float">
            <text:p>4,9353755429</text:p>
          </table:table-cell>
          <table:table-cell office:value-type="float" office:value="2.16051845055384" calcext:value-type="float">
            <text:p>2,1605184506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68105539074677" calcext:value-type="float">
            <text:p>1,6810553907</text:p>
          </table:table-cell>
          <table:table-cell office:value-type="float" office:value="4.36740526486763" calcext:value-type="float">
            <text:p>4,3674052649</text:p>
          </table:table-cell>
          <table:table-cell office:value-type="float" office:value="1.46860110644806" calcext:value-type="float">
            <text:p>1,4686011064</text:p>
          </table:table-cell>
          <table:table-cell office:value-type="float" office:value="1.74816242079636" calcext:value-type="float">
            <text:p>1,7481624208</text:p>
          </table:table-cell>
          <table:table-cell office:value-type="float" office:value="1.52855445905259" calcext:value-type="float">
            <text:p>1,528554459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17202026239876" calcext:value-type="float">
            <text:p>4,1720202624</text:p>
          </table:table-cell>
          <table:table-cell office:value-type="float" office:value="2.01061672735048" calcext:value-type="float">
            <text:p>2,0106167274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9871895117945" calcext:value-type="float">
            <text:p>1,4987189512</text:p>
          </table:table-cell>
          <table:table-cell office:value-type="float" office:value="3.42037383007714" calcext:value-type="float">
            <text:p>3,4203738301</text:p>
          </table:table-cell>
          <table:table-cell office:value-type="float" office:value="1.7065686039907" calcext:value-type="float">
            <text:p>1,706568604</text:p>
          </table:table-cell>
          <table:table-cell office:value-type="float" office:value="1.37006571496579" calcext:value-type="float">
            <text:p>1,370065715</text:p>
          </table:table-cell>
          <table:table-cell office:value-type="float" office:value="1.54695482756088" calcext:value-type="float">
            <text:p>1,546954827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.3664425081573" calcext:value-type="float">
            <text:p>15,3664425082</text:p>
          </table:table-cell>
          <table:table-cell office:value-type="float" office:value="1.43062941320271" calcext:value-type="float">
            <text:p>1,4306294132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53098913927651" calcext:value-type="float">
            <text:p>1,5309891393</text:p>
          </table:table-cell>
          <table:table-cell office:value-type="float" office:value="21.5096767025618" calcext:value-type="float">
            <text:p>21,5096767026</text:p>
          </table:table-cell>
          <table:table-cell office:value-type="float" office:value="1.825039996333" calcext:value-type="float">
            <text:p>1,825039996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9872732507122" calcext:value-type="float">
            <text:p>1,498727325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22290644562129" calcext:value-type="float">
            <text:p>4,2229064456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0948219367863" calcext:value-type="float">
            <text:p>1,4094821937</text:p>
          </table:table-cell>
          <table:table-cell office:value-type="float" office:value="4.80165450005606" calcext:value-type="float">
            <text:p>4,8016545001</text:p>
          </table:table-cell>
          <table:table-cell office:value-type="float" office:value="1.39733143788974" calcext:value-type="float">
            <text:p>1,39733143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4703677057166" calcext:value-type="float">
            <text:p>1,4703677057</text:p>
          </table:table-cell>
          <table:table-cell office:value-type="float" office:value="2.15952002173199" calcext:value-type="float">
            <text:p>2,1595200217</text:p>
          </table:table-cell>
          <table:table-cell office:value-type="float" office:value="6.3517172462172" calcext:value-type="float">
            <text:p>6,3517172462</text:p>
          </table:table-cell>
          <table:table-cell office:value-type="float" office:value="1.43534789318721" calcext:value-type="float">
            <text:p>1,4353478932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39408874220027" calcext:value-type="float">
            <text:p>1,3940887422</text:p>
          </table:table-cell>
          <table:table-cell office:value-type="float" office:value="6.7026858798723" calcext:value-type="float">
            <text:p>6,7026858799</text:p>
          </table:table-cell>
          <table:table-cell office:value-type="float" office:value="1.51163201951614" calcext:value-type="float">
            <text:p>1,51163201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84235582647054" calcext:value-type="float">
            <text:p>1,8423558265</text:p>
          </table:table-cell>
          <table:table-cell office:value-type="float" office:value="1.57189444398906" calcext:value-type="float">
            <text:p>1,571894444</text:p>
          </table:table-cell>
          <table:table-cell office:value-type="float" office:value="8.07994813003627" calcext:value-type="float">
            <text:p>8,0799481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2.08384937276687" calcext:value-type="float">
            <text:p>2,0838493728</text:p>
          </table:table-cell>
          <table:table-cell office:value-type="float" office:value="6.64292814048082" calcext:value-type="float">
            <text:p>6,6429281405</text:p>
          </table:table-cell>
          <table:table-cell office:value-type="float" office:value="1.65508088806595" calcext:value-type="float">
            <text:p>1,6550808881</text:p>
          </table:table-cell>
          <table:table-cell office:value-type="float" office:value="1.38841982314333" calcext:value-type="float">
            <text:p>1,3884198231</text:p>
          </table:table-cell>
          <table:table-cell office:value-type="float" office:value="1.54594357574511" calcext:value-type="float">
            <text:p>1,545943575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8256067424958" calcext:value-type="float">
            <text:p>6,825606742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39561015731082" calcext:value-type="float">
            <text:p>1,3956101573</text:p>
          </table:table-cell>
          <table:table-cell office:value-type="float" office:value="17.2143190612458" calcext:value-type="float">
            <text:p>17,2143190612</text:p>
          </table:table-cell>
          <table:table-cell office:value-type="float" office:value="1.47172937926463" calcext:value-type="float">
            <text:p>1,4717293793</text:p>
          </table:table-cell>
          <table:table-cell office:value-type="float" office:value="1.46307565800084" calcext:value-type="float">
            <text:p>1,463075658</text:p>
          </table:table-cell>
          <table:table-cell office:value-type="float" office:value="1.41104180126426" calcext:value-type="float">
            <text:p>1,411041801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37640699114577" calcext:value-type="float">
            <text:p>5,3764069911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5660725674014" calcext:value-type="float">
            <text:p>1,4566072567</text:p>
          </table:table-cell>
          <table:table-cell office:value-type="float" office:value="28.248904159078" calcext:value-type="float">
            <text:p>28,2489041591</text:p>
          </table:table-cell>
          <table:table-cell office:value-type="float" office:value="1.53091505653253" calcext:value-type="float">
            <text:p>1,5309150565</text:p>
          </table:table-cell>
          <table:table-cell office:value-type="float" office:value="1.43376276504072" calcext:value-type="float">
            <text:p>1,433762765</text:p>
          </table:table-cell>
          <table:table-cell office:value-type="float" office:value="1.39763352452863" calcext:value-type="float">
            <text:p>1,39763352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.20155258932181" calcext:value-type="float">
            <text:p>8,201552589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2.01195253870376" calcext:value-type="float">
            <text:p>2,0119525387</text:p>
          </table:table-cell>
          <table:table-cell office:value-type="float" office:value="6.0474000531034" calcext:value-type="float">
            <text:p>6,0474000531</text:p>
          </table:table-cell>
          <table:table-cell office:value-type="float" office:value="1.5962167255059" calcext:value-type="float">
            <text:p>1,59621672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.19527370598555" calcext:value-type="float">
            <text:p>2,19527370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.03430806086813" calcext:value-type="float">
            <text:p>5,0343080609</text:p>
          </table:table-cell>
          <table:table-cell office:value-type="float" office:value="1.43973978926194" calcext:value-type="float">
            <text:p>1,4397397893</text:p>
          </table:table-cell>
        </table:table-row>
        <table:table-row table:style-name="ro1">
          <table:table-cell office:value-type="string" calcext:value-type="string">
            <text:p>RMSSE</text:p>
          </table:table-cell>
          <table:table-cell office:value-type="float" office:value="1.46132827768646" calcext:value-type="float">
            <text:p>1,4613282777</text:p>
          </table:table-cell>
          <table:table-cell office:value-type="float" office:value="6.85207211072751" calcext:value-type="float">
            <text:p>6,8520721107</text:p>
          </table:table-cell>
          <table:table-cell office:value-type="float" office:value="1.66058249722004" calcext:value-type="float">
            <text:p>1,660582497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9329853767344" calcext:value-type="float">
            <text:p>1,932985376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.30350836361827" calcext:value-type="float">
            <text:p>6,3035083636</text:p>
          </table:table-cell>
          <table:table-cell office:value-type="float" office:value="2.65528731321237" calcext:value-type="float">
            <text:p>2,6552873132</text:p>
          </table:table-cell>
        </table:table-row>
        <table:table-row table:style-name="ro1">
          <table:table-cell office:value-type="string" calcext:value-type="string">
            <text:p>Navegadores</text:p>
          </table:table-cell>
          <table:table-cell office:value-type="string" calcext:value-type="string">
            <text:p>firefox 50 1 0 macs</text:p>
          </table:table-cell>
          <table:table-cell office:value-type="string" calcext:value-type="string">
            <text:p>safari 10 0 2 macs</text:p>
          </table:table-cell>
          <table:table-cell office:value-type="string" calcext:value-type="string">
            <text:p>firefox 47 0 linuxes</text:p>
          </table:table-cell>
          <table:table-cell office:value-type="string" calcext:value-type="string">
            <text:p>chromium 51 0 2704 79 linuxes</text:p>
          </table:table-cell>
          <table:table-cell office:value-type="string" calcext:value-type="string">
            <text:p>firefox 50 1 0 androids</text:p>
          </table:table-cell>
          <table:table-cell office:value-type="string" calcext:value-type="string">
            <text:p>chrome 55 0 2883 95 macs</text:p>
          </table:table-cell>
          <table:table-cell office:value-type="string" calcext:value-type="string">
            <text:p>edge 14 14393</text:p>
          </table:table-cell>
          <table:table-cell office:value-type="string" calcext:value-type="string">
            <text:p>chrome 55 0 2883 87 windows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1.14983648933251" calcext:value-type="float">
            <text:p>1,1498364893</text:p>
          </table:table-cell>
          <table:table-cell office:value-type="float" office:value="3.20080726460721" calcext:value-type="float">
            <text:p>3,2008072646</text:p>
          </table:table-cell>
          <table:table-cell office:value-type="float" office:value="0.911742021728264" calcext:value-type="float">
            <text:p>0,9117420217</text:p>
          </table:table-cell>
          <table:table-cell office:value-type="float" office:value="1.12584736136814" calcext:value-type="float">
            <text:p>1,1258473614</text:p>
          </table:table-cell>
          <table:table-cell office:value-type="float" office:value="1.03173128789957" calcext:value-type="float">
            <text:p>1,031731287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8796082704559" calcext:value-type="float">
            <text:p>3,387960827</text:p>
          </table:table-cell>
          <table:table-cell office:value-type="float" office:value="1.48068926157225" calcext:value-type="float">
            <text:p>1,4806892616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952050793267984" calcext:value-type="float">
            <text:p>0,9520507933</text:p>
          </table:table-cell>
          <table:table-cell office:value-type="float" office:value="2.86193928138868" calcext:value-type="float">
            <text:p>2,8619392814</text:p>
          </table:table-cell>
          <table:table-cell office:value-type="float" office:value="1.16394731968817" calcext:value-type="float">
            <text:p>1,1639473197</text:p>
          </table:table-cell>
          <table:table-cell office:value-type="float" office:value="0.94661754222874" calcext:value-type="float">
            <text:p>0,9466175422</text:p>
          </table:table-cell>
          <table:table-cell office:value-type="float" office:value="0.988727839261462" calcext:value-type="float">
            <text:p>0,988727839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4.9937969767067" calcext:value-type="float">
            <text:p>14,9937969767</text:p>
          </table:table-cell>
          <table:table-cell office:value-type="float" office:value="0.939083652572695" calcext:value-type="float">
            <text:p>0,9390836526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824541580444155" calcext:value-type="float">
            <text:p>0,8245415804</text:p>
          </table:table-cell>
          <table:table-cell office:value-type="float" office:value="18.2661337526947" calcext:value-type="float">
            <text:p>18,2661337527</text:p>
          </table:table-cell>
          <table:table-cell office:value-type="float" office:value="1.3725956893507" calcext:value-type="float">
            <text:p>1,37259568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2491305563603" calcext:value-type="float">
            <text:p>0,852491305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97282777834718" calcext:value-type="float">
            <text:p>3,9728277783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937218556095446" calcext:value-type="float">
            <text:p>0,9372185561</text:p>
          </table:table-cell>
          <table:table-cell office:value-type="float" office:value="4.23598491139575" calcext:value-type="float">
            <text:p>4,2359849114</text:p>
          </table:table-cell>
          <table:table-cell office:value-type="float" office:value="0.837636956475999" calcext:value-type="float">
            <text:p>0,83763695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85590259975186" calcext:value-type="float">
            <text:p>0,8559025998</text:p>
          </table:table-cell>
          <table:table-cell office:value-type="float" office:value="1.56014268188322" calcext:value-type="float">
            <text:p>1,5601426819</text:p>
          </table:table-cell>
          <table:table-cell office:value-type="float" office:value="5.77279217913299" calcext:value-type="float">
            <text:p>5,7727921791</text:p>
          </table:table-cell>
          <table:table-cell office:value-type="float" office:value="0.97577145383903" calcext:value-type="float">
            <text:p>0,9757714538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840054710171015" calcext:value-type="float">
            <text:p>0,8400547102</text:p>
          </table:table-cell>
          <table:table-cell office:value-type="float" office:value="3.6879271293224" calcext:value-type="float">
            <text:p>3,6879271293</text:p>
          </table:table-cell>
          <table:table-cell office:value-type="float" office:value="1.02247550611912" calcext:value-type="float">
            <text:p>1,02247550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18050158903768" calcext:value-type="float">
            <text:p>1,180501589</text:p>
          </table:table-cell>
          <table:table-cell office:value-type="float" office:value="1.1493668474347" calcext:value-type="float">
            <text:p>1,1493668474</text:p>
          </table:table-cell>
          <table:table-cell office:value-type="float" office:value="8.25407382966775" calcext:value-type="float">
            <text:p>8,254073829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1.32762369561783" calcext:value-type="float">
            <text:p>1,3276236956</text:p>
          </table:table-cell>
          <table:table-cell office:value-type="float" office:value="3.59707430252914" calcext:value-type="float">
            <text:p>3,5970743025</text:p>
          </table:table-cell>
          <table:table-cell office:value-type="float" office:value="1.04474014224529" calcext:value-type="float">
            <text:p>1,0447401422</text:p>
          </table:table-cell>
          <table:table-cell office:value-type="float" office:value="0.926184038724856" calcext:value-type="float">
            <text:p>0,9261840387</text:p>
          </table:table-cell>
          <table:table-cell office:value-type="float" office:value="1.03941504330195" calcext:value-type="float">
            <text:p>1,0394150433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72517284170922" calcext:value-type="float">
            <text:p>3,7251728417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882820668754857" calcext:value-type="float">
            <text:p>0,8828206688</text:p>
          </table:table-cell>
          <table:table-cell office:value-type="float" office:value="16.7349407633354" calcext:value-type="float">
            <text:p>16,7349407633</text:p>
          </table:table-cell>
          <table:table-cell office:value-type="float" office:value="0.9529129694043" calcext:value-type="float">
            <text:p>0,9529129694</text:p>
          </table:table-cell>
          <table:table-cell office:value-type="float" office:value="0.875920432384832" calcext:value-type="float">
            <text:p>0,8759204324</text:p>
          </table:table-cell>
          <table:table-cell office:value-type="float" office:value="0.995553417430324" calcext:value-type="float">
            <text:p>0,995553417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30909925845206" calcext:value-type="float">
            <text:p>3,3090992585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90275938697514" calcext:value-type="float">
            <text:p>0,902759387</text:p>
          </table:table-cell>
          <table:table-cell office:value-type="float" office:value="26.3996599475655" calcext:value-type="float">
            <text:p>26,3996599476</text:p>
          </table:table-cell>
          <table:table-cell office:value-type="float" office:value="0.894949133416453" calcext:value-type="float">
            <text:p>0,8949491334</text:p>
          </table:table-cell>
          <table:table-cell office:value-type="float" office:value="0.820614858501109" calcext:value-type="float">
            <text:p>0,8206148585</text:p>
          </table:table-cell>
          <table:table-cell office:value-type="float" office:value="0.934326109513578" calcext:value-type="float">
            <text:p>0,93432610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66718673194941" calcext:value-type="float">
            <text:p>4,6671867319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1.34484469909032" calcext:value-type="float">
            <text:p>1,3448446991</text:p>
          </table:table-cell>
          <table:table-cell office:value-type="float" office:value="3.54077858259326" calcext:value-type="float">
            <text:p>3,5407785826</text:p>
          </table:table-cell>
          <table:table-cell office:value-type="float" office:value="0.934935709429313" calcext:value-type="float">
            <text:p>0,934935709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51950810467318" calcext:value-type="float">
            <text:p>1,519508104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4.09026626063695" calcext:value-type="float">
            <text:p>4,0902662606</text:p>
          </table:table-cell>
          <table:table-cell office:value-type="float" office:value="0.818447451248884" calcext:value-type="float">
            <text:p>0,8184474512</text:p>
          </table:table-cell>
        </table:table-row>
        <table:table-row table:style-name="ro1">
          <table:table-cell office:value-type="string" calcext:value-type="string">
            <text:p>MdASE</text:p>
          </table:table-cell>
          <table:table-cell office:value-type="float" office:value="0.79573828436488" calcext:value-type="float">
            <text:p>0,7957382844</text:p>
          </table:table-cell>
          <table:table-cell office:value-type="float" office:value="3.79054051454338" calcext:value-type="float">
            <text:p>3,7905405145</text:p>
          </table:table-cell>
          <table:table-cell office:value-type="float" office:value="1.08321870446284" calcext:value-type="float">
            <text:p>1,08321870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.26299626488709" calcext:value-type="float">
            <text:p>1,262996264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.6719868138832" calcext:value-type="float">
            <text:p>3,6719868139</text:p>
          </table:table-cell>
          <table:table-cell office:value-type="float" office:value="1.97709361070104" calcext:value-type="float">
            <text:p>1,9770936107</text:p>
          </table:table-cell>
        </table:table-row>
      </table:table>
      <table:table table:name="Hoja2" table:style-name="ta1"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vigator</text:p>
          </table:table-cell>
          <table:table-cell/>
          <table:table-cell office:value-type="string" calcext:value-type="string">
            <text:p>MSE</text:p>
          </table:table-cell>
          <table:table-cell/>
          <table:table-cell office:value-type="string" calcext:value-type="string">
            <text:p>STD. DEV</text:p>
          </table:table-cell>
          <table:table-cell/>
          <table:table-cell office:value-type="string" calcext:value-type="string">
            <text:p>Valid Executions</text:p>
          </table:table-cell>
          <table:table-cell table:formula="of:=CONCATENATE([.A1];&quot; &amp; &quot;; [.C1];&quot; &amp;&quot;;[.E1];&quot; &amp;&quot; ;[.G1];&quot;\\&quot;)" office:value-type="string" office:string-value="Navigator &amp; MSE &amp;STD. DEV &amp;Valid Executions\\" calcext:value-type="string">
            <text:p>Navigator &amp; MSE &amp;STD. DEV &amp;Valid Executions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ium 5. 0.2704.79 (Linux)</text:p>
          </table:table-cell>
          <table:table-cell/>
          <table:table-cell table:style-name="ce2" office:value-type="float" office:value="0.000743970211448073" calcext:value-type="float">
            <text:p>7,4E-04</text:p>
          </table:table-cell>
          <table:table-cell table:style-name="ce2"/>
          <table:table-cell table:style-name="ce2" office:value-type="float" office:value="0.000161560217865128" calcext:value-type="float">
            <text:p>1,6E-04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formula="of:=CONCATENATE([.A2];&quot; &amp; &quot;; [.C2];&quot; &amp;&quot;;[.E2];&quot; &amp;&quot; ;[.G2];&quot;\\&quot;)" office:value-type="string" office:string-value="Chromium 5. 0.2704.79 (Linux) &amp; 0,000743970211448073 &amp;0,000161560217865128 &amp;5\\" calcext:value-type="string">
            <text:p>Chromium 5. 0.2704.79 (Linux) &amp; 0,000743970211448073 &amp;0,000161560217865128 &amp;5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irefox 47.0 (Linux)</text:p>
          </table:table-cell>
          <table:table-cell/>
          <table:table-cell table:style-name="ce2" office:value-type="float" office:value="0.000847377860942168" calcext:value-type="float">
            <text:p>8,5E-04</text:p>
          </table:table-cell>
          <table:table-cell table:style-name="ce2"/>
          <table:table-cell table:style-name="ce2" office:value-type="float" office:value="0.000140934515959443" calcext:value-type="float">
            <text:p>1,4E-04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CONCATENATE([.A3];&quot; &amp; &quot;; [.C3];&quot; &amp;&quot;;[.E3];&quot; &amp;&quot; ;[.G3];&quot;\\&quot;)" office:value-type="string" office:string-value="Ffirefox 47.0 (Linux) &amp; 0,000847377860942168 &amp;0,000140934515959443 &amp;10\\" calcext:value-type="string">
            <text:p>Ffirefox 47.0 (Linux) &amp; 0,000847377860942168 &amp;0,000140934515959443 &amp;10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irefox 50.1.0 (Mac OS)</text:p>
          </table:table-cell>
          <table:table-cell/>
          <table:table-cell table:style-name="ce2" office:value-type="float" office:value="0.000872876283419316" calcext:value-type="float">
            <text:p>8,7E-04</text:p>
          </table:table-cell>
          <table:table-cell table:style-name="ce2"/>
          <table:table-cell table:style-name="ce2" office:value-type="float" office:value="0.000296808726164747" calcext:value-type="float">
            <text:p>3,0E-04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CONCATENATE([.A4];&quot; &amp; &quot;; [.C4];&quot; &amp;&quot;;[.E4];&quot; &amp;&quot; ;[.G4];&quot;\\&quot;)" office:value-type="string" office:string-value="Ffirefox 50.1.0 (Mac OS) &amp; 0,000872876283419316 &amp;0,000296808726164747 &amp;10\\" calcext:value-type="string">
            <text:p>Ffirefox 50.1.0 (Mac OS) &amp; 0,000872876283419316 &amp;0,000296808726164747 &amp;10\\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irefox 50.1.0 (Linux)</text:p>
          </table:table-cell>
          <table:table-cell table:style-name="ce1"/>
          <table:table-cell table:style-name="ce2" office:value-type="float" office:value="0.000922593557357069" calcext:value-type="float">
            <text:p>9,2E-04</text:p>
          </table:table-cell>
          <table:table-cell table:style-name="ce2"/>
          <table:table-cell table:style-name="ce2" office:value-type="float" office:value="0.000314118060939367" calcext:value-type="float">
            <text:p>3,1E-04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CONCATENATE([.A5];&quot; &amp; &quot;; [.C5];&quot; &amp;&quot;;[.E5];&quot; &amp;&quot; ;[.G5];&quot;\\&quot;)" office:value-type="string" office:string-value="Ffirefox 50.1.0 (Linux) &amp; 0,000922593557357069 &amp;0,000314118060939367 &amp;10\\" calcext:value-type="string">
            <text:p>Ffirefox 50.1.0 (Linux) &amp; 0,000922593557357069 &amp;0,000314118060939367 &amp;10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 55.0.2883.87 (Windows)</text:p>
          </table:table-cell>
          <table:table-cell/>
          <table:table-cell table:style-name="ce2" office:value-type="float" office:value="0.00116205741345661" calcext:value-type="float">
            <text:p>1,2E-03</text:p>
          </table:table-cell>
          <table:table-cell table:style-name="ce2"/>
          <table:table-cell table:style-name="ce2" office:value-type="float" office:value="0.000732894160938441" calcext:value-type="float">
            <text:p>7,3E-04</text:p>
          </table:table-cell>
          <table:table-cell table:style-name="ce2"/>
          <table:table-cell office:value-type="float" office:value="7" calcext:value-type="float">
            <text:p>7</text:p>
          </table:table-cell>
          <table:table-cell table:formula="of:=CONCATENATE([.A6];&quot; &amp; &quot;; [.C6];&quot; &amp;&quot;;[.E6];&quot; &amp;&quot; ;[.G6];&quot;\\&quot;)" office:value-type="string" office:string-value="Chrome 55.0.2883.87 (Windows) &amp; 0,00116205741345661 &amp;0,000732894160938441 &amp;7\\" calcext:value-type="string">
            <text:p>Chrome 55.0.2883.87 (Windows) &amp; 0,00116205741345661 &amp;0,000732894160938441 &amp;7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 55.0.2883.95 (Mac OS)</text:p>
          </table:table-cell>
          <table:table-cell/>
          <table:table-cell table:style-name="ce2" office:value-type="float" office:value="0.0012014494226368" calcext:value-type="float">
            <text:p>1,2E-03</text:p>
          </table:table-cell>
          <table:table-cell table:style-name="ce2"/>
          <table:table-cell table:style-name="ce2" office:value-type="float" office:value="0.000516190573693811" calcext:value-type="float">
            <text:p>5,2E-04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formula="of:=CONCATENATE([.A7];&quot; &amp; &quot;; [.C7];&quot; &amp;&quot;;[.E7];&quot; &amp;&quot; ;[.G7];&quot;\\&quot;)" office:value-type="string" office:string-value="Chrome 55.0.2883.95 (Mac OS) &amp; 0,0012014494226368 &amp;0,000516190573693811 &amp;4\\" calcext:value-type="string">
            <text:p>Chrome 55.0.2883.95 (Mac OS) &amp; 0,0012014494226368 &amp;0,000516190573693811 &amp;4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14.14393 (Windows)</text:p>
          </table:table-cell>
          <table:table-cell/>
          <table:table-cell table:style-name="ce2" office:value-type="float" office:value="0.0196446837159295" calcext:value-type="float">
            <text:p>2,0E-02</text:p>
          </table:table-cell>
          <table:table-cell table:style-name="ce2"/>
          <table:table-cell table:style-name="ce2" office:value-type="float" office:value="0.0217729540849015" calcext:value-type="float">
            <text:p>2,2E-02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CONCATENATE([.A8];&quot; &amp; &quot;; [.C8];&quot; &amp;&quot;;[.E8];&quot; &amp;&quot; ;[.G8];&quot;\\&quot;)" office:value-type="string" office:string-value="Edge 14.14393 (Windows) &amp; 0,0196446837159295 &amp;0,0217729540849015 &amp;10\\" calcext:value-type="string">
            <text:p>Edge 14.14393 (Windows) &amp; 0,0196446837159295 &amp;0,0217729540849015 &amp;10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ari 10.0.2 (Mac OS)</text:p>
          </table:table-cell>
          <table:table-cell/>
          <table:table-cell table:style-name="ce2" office:value-type="float" office:value="0.0599046116782915" calcext:value-type="float">
            <text:p>6,0E-02</text:p>
          </table:table-cell>
          <table:table-cell table:style-name="ce2"/>
          <table:table-cell table:style-name="ce2" office:value-type="float" office:value="0.0888105925268185" calcext:value-type="float">
            <text:p>8,9E-02</text:p>
          </table:table-cell>
          <table:table-cell table:style-name="ce2"/>
          <table:table-cell office:value-type="float" office:value="10" calcext:value-type="float">
            <text:p>10</text:p>
          </table:table-cell>
          <table:table-cell table:formula="of:=CONCATENATE([.A9];&quot; &amp; &quot;; [.C9];&quot; &amp;&quot;;[.E9];&quot; &amp;&quot; ;[.G9];&quot;\\&quot;)" office:value-type="string" office:string-value="Safari 10.0.2 (Mac OS) &amp; 0,0599046116782915 &amp;0,0888105925268185 &amp;10\\" calcext:value-type="string">
            <text:p>Safari 10.0.2 (Mac OS) &amp; 0,0599046116782915 &amp;0,0888105925268185 &amp;10\\</text:p>
          </table:table-cell>
          <table:table-cell table:number-columns-repeated="3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office:value-type="string" calcext:value-type="string">
            <text:p>Navigator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STD. DEV</text:p>
          </table:table-cell>
          <table:table-cell office:value-type="string" calcext:value-type="string">
            <text:p><text:s/>&amp; </text:p>
          </table:table-cell>
          <table:table-cell office:value-type="string" calcext:value-type="string">
            <text:p>Valid Executions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ium 5. 0.2704.79 (Linux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743970211448073" calcext:value-type="float">
            <text:p>7,4E-04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161560217865128" calcext:value-type="float">
            <text:p>1,6E-04</text:p>
          </table:table-cell>
          <table:table-cell office:value-type="string" calcext:value-type="string">
            <text:p><text:s/>&amp;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irefox 47.0 (Linux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847377860942168" calcext:value-type="float">
            <text:p>8,5E-04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140934515959443" calcext:value-type="float">
            <text:p>1,4E-04</text:p>
          </table:table-cell>
          <table:table-cell office:value-type="string" calcext:value-type="string">
            <text:p><text:s/>&amp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irefox 50.1.0 (Mac OS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872876283419316" calcext:value-type="float">
            <text:p>8,7E-04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296808726164747" calcext:value-type="float">
            <text:p>3,0E-04</text:p>
          </table:table-cell>
          <table:table-cell office:value-type="string" calcext:value-type="string">
            <text:p><text:s/>&amp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firefox 50.1.0 (Linux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922593557357069" calcext:value-type="float">
            <text:p>9,2E-04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314118060939367" calcext:value-type="float">
            <text:p>3,1E-04</text:p>
          </table:table-cell>
          <table:table-cell office:value-type="string" calcext:value-type="string">
            <text:p><text:s/>&amp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 55.0.2883.87 (Windows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116205741345661" calcext:value-type="float">
            <text:p>1,2E-03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732894160938441" calcext:value-type="float">
            <text:p>7,3E-04</text:p>
          </table:table-cell>
          <table:table-cell office:value-type="string" calcext:value-type="string">
            <text:p><text:s/>&amp;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ome 55.0.2883.95 (Mac OS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12014494226368" calcext:value-type="float">
            <text:p>1,2E-03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00516190573693811" calcext:value-type="float">
            <text:p>5,2E-04</text:p>
          </table:table-cell>
          <table:table-cell office:value-type="string" calcext:value-type="string">
            <text:p><text:s/>&amp;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14.14393 (Windows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196446837159295" calcext:value-type="float">
            <text:p>2,0E-02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217729540849015" calcext:value-type="float">
            <text:p>2,2E-02</text:p>
          </table:table-cell>
          <table:table-cell office:value-type="string" calcext:value-type="string">
            <text:p><text:s/>&amp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fari 10.0.2 (Mac OS)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599046116782915" calcext:value-type="float">
            <text:p>6,0E-02</text:p>
          </table:table-cell>
          <table:table-cell office:value-type="string" calcext:value-type="string">
            <text:p><text:s/>&amp; </text:p>
          </table:table-cell>
          <table:table-cell table:style-name="ce2" office:value-type="float" office:value="0.0888105925268185" calcext:value-type="float">
            <text:p>8,9E-02</text:p>
          </table:table-cell>
          <table:table-cell office:value-type="string" calcext:value-type="string">
            <text:p><text:s/>&amp;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\\</text:p>
          </table:table-cell>
          <table:table-cell table:number-columns-repeated="3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table:formula="of:=TEXT([.E27])" office:value-type="string" office:string-value="" calcext:value-type="error">
            <text:p>Err:51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Hoja2.A2:Hoja2.G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number:number-style style:name="N107">
      <number:number number:decimal-places="8" loext:min-decimal-places="8" number:min-integer-digits="1"/>
    </number:number-style>
    <number:number-style style:name="N108">
      <number:number number:decimal-places="7" loext:min-decimal-places="7" number:min-integer-digits="1"/>
    </number:number-style>
    <number:number-style style:name="N109">
      <number:number number:decimal-places="6" loext:min-decimal-places="6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1" loext:min-decimal-places="1" number:min-integer-digits="1"/>
    </number:number-style>
    <number:number-style style:name="N114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15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8:44:42.3272938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20:03:52.846965482</dc:date>
    <meta:generator>LibreOffice/5.1.4.2$Linux_x86 LibreOffice_project/10m0$Build-2</meta:generator>
    <meta:editing-duration>PT48M9S</meta:editing-duration>
    <meta:editing-cycles>2</meta:editing-cycles>
    <meta:document-statistic meta:table-count="2" meta:cell-count="1419" meta:object-count="0"/>
  </office:meta>
</office:document-meta>
</file>